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4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 – 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/>
          <table:table-cell table:formula="of:=AVERAGE(['400,000 - 4'.A2:.E2])" office:value-type="string" office:string-value="" calcext:value-type="error">
            <text:p>#DIV/0!</text:p>
          </table:table-cell>
          <table:table-cell table:formula="of:=MIN(['400,000 - 4'.A2:.E2])" office:value-type="string" office:string-value="" calcext:value-type="error">
            <text:p>#DIV/0!</text:p>
          </table:table-cell>
          <table:table-cell table:formula="of:=MAX(['400,000 - 4'.A2:.E2])" office:value-type="string" office:string-value="" calcext:value-type="error">
            <text:p>#DIV/0!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/>
          <table:table-cell table:formula="of:=AVERAGE(['400,000 - 4'.A3:.E3])" office:value-type="string" office:string-value="" calcext:value-type="error">
            <text:p>#DIV/0!</text:p>
          </table:table-cell>
          <table:table-cell table:formula="of:=MIN(['400,000 - 4'.A3:.E3])" office:value-type="string" office:string-value="" calcext:value-type="error">
            <text:p>#DIV/0!</text:p>
          </table:table-cell>
          <table:table-cell table:formula="of:=MAX(['400,000 - 4'.A3:.E3])" office:value-type="string" office:string-value="" calcext:value-type="error">
            <text:p>#DIV/0!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/>
          <table:table-cell table:formula="of:=AVERAGE(['400,000 - 4'.A4:.E4])" office:value-type="string" office:string-value="" calcext:value-type="error">
            <text:p>#DIV/0!</text:p>
          </table:table-cell>
          <table:table-cell table:formula="of:=MIN(['400,000 - 4'.A4:.E4])" office:value-type="string" office:string-value="" calcext:value-type="error">
            <text:p>#DIV/0!</text:p>
          </table:table-cell>
          <table:table-cell table:formula="of:=MAX(['400,000 - 4'.A4:.E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 – I</text:p>
          </table:table-cell>
          <table:table-cell table:number-columns-repeated="8"/>
        </table:table-row>
        <table:table-row table:style-name="ro1">
          <table:table-cell office:value-type="float" office:value="6.094883712" calcext:value-type="float">
            <text:p>6.094883712</text:p>
          </table:table-cell>
          <table:table-cell office:value-type="float" office:value="5.935101992" calcext:value-type="float">
            <text:p>5.935101992</text:p>
          </table:table-cell>
          <table:table-cell office:value-type="float" office:value="5.887256868" calcext:value-type="float">
            <text:p>5.887256868</text:p>
          </table:table-cell>
          <table:table-cell office:value-type="float" office:value="6.159764154" calcext:value-type="float">
            <text:p>6.159764154</text:p>
          </table:table-cell>
          <table:table-cell office:value-type="float" office:value="6.175598637" calcext:value-type="float">
            <text:p>6.175598637</text:p>
          </table:table-cell>
          <table:table-cell/>
          <table:table-cell table:formula="of:=AVERAGE(['400,000 - 4'.A7:.E7])" office:value-type="float" office:value="6.0505210726" calcext:value-type="float">
            <text:p>6.0505210726</text:p>
          </table:table-cell>
          <table:table-cell table:formula="of:=MIN(['400,000 - 4'.A7:.E7])" office:value-type="float" office:value="5.887256868" calcext:value-type="float">
            <text:p>5.887256868</text:p>
          </table:table-cell>
          <table:table-cell table:formula="of:=MAX(['400,000 - 4'.A7:.E7])" office:value-type="float" office:value="6.175598637" calcext:value-type="float">
            <text:p>6.175598637</text:p>
          </table:table-cell>
        </table:table-row>
        <table:table-row table:style-name="ro1">
          <table:table-cell office:value-type="float" office:value="2.153746187" calcext:value-type="float">
            <text:p>2.153746187</text:p>
          </table:table-cell>
          <table:table-cell office:value-type="float" office:value="1.964633296" calcext:value-type="float">
            <text:p>1.964633296</text:p>
          </table:table-cell>
          <table:table-cell office:value-type="float" office:value="1.831690305" calcext:value-type="float">
            <text:p>1.831690305</text:p>
          </table:table-cell>
          <table:table-cell office:value-type="float" office:value="1.788812795" calcext:value-type="float">
            <text:p>1.788812795</text:p>
          </table:table-cell>
          <table:table-cell office:value-type="float" office:value="1.592438891" calcext:value-type="float">
            <text:p>1.592438891</text:p>
          </table:table-cell>
          <table:table-cell/>
          <table:table-cell table:formula="of:=AVERAGE(['400,000 - 4'.A8:.E8])" office:value-type="float" office:value="1.8662642948" calcext:value-type="float">
            <text:p>1.8662642948</text:p>
          </table:table-cell>
          <table:table-cell table:formula="of:=MIN(['400,000 - 4'.A8:.E8])" office:value-type="float" office:value="1.592438891" calcext:value-type="float">
            <text:p>1.592438891</text:p>
          </table:table-cell>
          <table:table-cell table:formula="of:=MAX(['400,000 - 4'.A8:.E8])" office:value-type="float" office:value="2.153746187" calcext:value-type="float">
            <text:p>2.153746187</text:p>
          </table:table-cell>
        </table:table-row>
        <table:table-row table:style-name="ro1">
          <table:table-cell office:value-type="float" office:value="0.873083016" calcext:value-type="float">
            <text:p>0.873083016</text:p>
          </table:table-cell>
          <table:table-cell office:value-type="float" office:value="0.934017179" calcext:value-type="float">
            <text:p>0.934017179</text:p>
          </table:table-cell>
          <table:table-cell office:value-type="float" office:value="0.783683934" calcext:value-type="float">
            <text:p>0.783683934</text:p>
          </table:table-cell>
          <table:table-cell office:value-type="float" office:value="0.821713882" calcext:value-type="float">
            <text:p>0.821713882</text:p>
          </table:table-cell>
          <table:table-cell office:value-type="float" office:value="0.88344907" calcext:value-type="float">
            <text:p>0.88344907</text:p>
          </table:table-cell>
          <table:table-cell/>
          <table:table-cell table:formula="of:=AVERAGE(['400,000 - 4'.A9:.E9])" office:value-type="float" office:value="0.8591894162" calcext:value-type="float">
            <text:p>0.8591894162</text:p>
          </table:table-cell>
          <table:table-cell table:formula="of:=MIN(['400,000 - 4'.A9:.E9])" office:value-type="float" office:value="0.783683934" calcext:value-type="float">
            <text:p>0.783683934</text:p>
          </table:table-cell>
          <table:table-cell table:formula="of:=MAX(['400,000 - 4'.A9:.E9])" office:value-type="float" office:value="0.934017179" calcext:value-type="float">
            <text:p>0.93401717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8"/>
        </table:table-row>
        <table:table-row table:style-name="ro1">
          <table:table-cell office:value-type="float" office:value="1.795928203" calcext:value-type="float">
            <text:p>1.795928203</text:p>
          </table:table-cell>
          <table:table-cell office:value-type="float" office:value="1.767522051" calcext:value-type="float">
            <text:p>1.767522051</text:p>
          </table:table-cell>
          <table:table-cell office:value-type="float" office:value="1.748171918" calcext:value-type="float">
            <text:p>1.748171918</text:p>
          </table:table-cell>
          <table:table-cell office:value-type="float" office:value="1.777074724" calcext:value-type="float">
            <text:p>1.777074724</text:p>
          </table:table-cell>
          <table:table-cell office:value-type="float" office:value="1.756129574" calcext:value-type="float">
            <text:p>1.756129574</text:p>
          </table:table-cell>
          <table:table-cell/>
          <table:table-cell table:formula="of:=AVERAGE(['400,000 - 4'.A12:.E12])" office:value-type="float" office:value="1.768965294" calcext:value-type="float">
            <text:p>1.768965294</text:p>
          </table:table-cell>
          <table:table-cell table:formula="of:=MIN(['400,000 - 4'.A12:.E12])" office:value-type="float" office:value="1.748171918" calcext:value-type="float">
            <text:p>1.748171918</text:p>
          </table:table-cell>
          <table:table-cell table:formula="of:=MAX(['400,000 - 4'.A12:.E12])" office:value-type="float" office:value="1.795928203" calcext:value-type="float">
            <text:p>1.795928203</text:p>
          </table:table-cell>
        </table:table-row>
        <table:table-row table:style-name="ro1">
          <table:table-cell office:value-type="float" office:value="0.287822726" calcext:value-type="float">
            <text:p>0.287822726</text:p>
          </table:table-cell>
          <table:table-cell office:value-type="float" office:value="0.278962449" calcext:value-type="float">
            <text:p>0.278962449</text:p>
          </table:table-cell>
          <table:table-cell office:value-type="float" office:value="0.269480383" calcext:value-type="float">
            <text:p>0.269480383</text:p>
          </table:table-cell>
          <table:table-cell office:value-type="float" office:value="0.274338668" calcext:value-type="float">
            <text:p>0.274338668</text:p>
          </table:table-cell>
          <table:table-cell office:value-type="float" office:value="0.273880499" calcext:value-type="float">
            <text:p>0.273880499</text:p>
          </table:table-cell>
          <table:table-cell/>
          <table:table-cell table:formula="of:=AVERAGE(['400,000 - 4'.A13:.E13])" office:value-type="float" office:value="0.276896945" calcext:value-type="float">
            <text:p>0.276896945</text:p>
          </table:table-cell>
          <table:table-cell table:formula="of:=MIN(['400,000 - 4'.A13:.E13])" office:value-type="float" office:value="0.269480383" calcext:value-type="float">
            <text:p>0.269480383</text:p>
          </table:table-cell>
          <table:table-cell table:formula="of:=MAX(['400,000 - 4'.A13:.E13])" office:value-type="float" office:value="0.287822726" calcext:value-type="float">
            <text:p>0.287822726</text:p>
          </table:table-cell>
        </table:table-row>
        <table:table-row table:style-name="ro1">
          <table:table-cell office:value-type="float" office:value="0.147454724" calcext:value-type="float">
            <text:p>0.147454724</text:p>
          </table:table-cell>
          <table:table-cell office:value-type="float" office:value="0.135740121" calcext:value-type="float">
            <text:p>0.135740121</text:p>
          </table:table-cell>
          <table:table-cell office:value-type="float" office:value="0.131031481" calcext:value-type="float">
            <text:p>0.131031481</text:p>
          </table:table-cell>
          <table:table-cell office:value-type="float" office:value="0.133784289" calcext:value-type="float">
            <text:p>0.133784289</text:p>
          </table:table-cell>
          <table:table-cell office:value-type="float" office:value="0.134136012" calcext:value-type="float">
            <text:p>0.134136012</text:p>
          </table:table-cell>
          <table:table-cell/>
          <table:table-cell table:formula="of:=AVERAGE(['400,000 - 4'.A14:.E14])" office:value-type="float" office:value="0.1364293254" calcext:value-type="float">
            <text:p>0.1364293254</text:p>
          </table:table-cell>
          <table:table-cell table:formula="of:=MIN(['400,000 - 4'.A14:.E14])" office:value-type="float" office:value="0.131031481" calcext:value-type="float">
            <text:p>0.131031481</text:p>
          </table:table-cell>
          <table:table-cell table:formula="of:=MAX(['400,000 - 4'.A14:.E14])" office:value-type="float" office:value="0.147454724" calcext:value-type="float">
            <text:p>0.14745472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8"/>
        </table:table-row>
        <table:table-row table:style-name="ro1">
          <table:table-cell office:value-type="float" office:value="0.213456" calcext:value-type="float">
            <text:p>0.213456</text:p>
          </table:table-cell>
          <table:table-cell office:value-type="float" office:value="0.203448" calcext:value-type="float">
            <text:p>0.203448</text:p>
          </table:table-cell>
          <table:table-cell office:value-type="float" office:value="0.209894" calcext:value-type="float">
            <text:p>0.209894</text:p>
          </table:table-cell>
          <table:table-cell office:value-type="float" office:value="0.213882" calcext:value-type="float">
            <text:p>0.213882</text:p>
          </table:table-cell>
          <table:table-cell office:value-type="float" office:value="0.211677" calcext:value-type="float">
            <text:p>0.211677</text:p>
          </table:table-cell>
          <table:table-cell/>
          <table:table-cell table:formula="of:=AVERAGE(['400,000 - 4'.A17:.E17])" office:value-type="float" office:value="0.2104714" calcext:value-type="float">
            <text:p>0.2104714</text:p>
          </table:table-cell>
          <table:table-cell table:formula="of:=MIN(['400,000 - 4'.A17:.E17])" office:value-type="float" office:value="0.203448" calcext:value-type="float">
            <text:p>0.203448</text:p>
          </table:table-cell>
          <table:table-cell table:formula="of:=MAX(['400,000 - 4'.A17:.E17])" office:value-type="float" office:value="0.213882" calcext:value-type="float">
            <text:p>0.213882</text:p>
          </table:table-cell>
        </table:table-row>
        <table:table-row table:style-name="ro1">
          <table:table-cell office:value-type="float" office:value="0.192933" calcext:value-type="float">
            <text:p>0.192933</text:p>
          </table:table-cell>
          <table:table-cell office:value-type="float" office:value="0.192026" calcext:value-type="float">
            <text:p>0.192026</text:p>
          </table:table-cell>
          <table:table-cell office:value-type="float" office:value="0.189328" calcext:value-type="float">
            <text:p>0.189328</text:p>
          </table:table-cell>
          <table:table-cell office:value-type="float" office:value="0.196138" calcext:value-type="float">
            <text:p>0.196138</text:p>
          </table:table-cell>
          <table:table-cell office:value-type="float" office:value="0.194272" calcext:value-type="float">
            <text:p>0.194272</text:p>
          </table:table-cell>
          <table:table-cell/>
          <table:table-cell table:formula="of:=AVERAGE(['400,000 - 4'.A18:.E18])" office:value-type="float" office:value="0.1929394" calcext:value-type="float">
            <text:p>0.1929394</text:p>
          </table:table-cell>
          <table:table-cell table:formula="of:=MIN(['400,000 - 4'.A18:.E18])" office:value-type="float" office:value="0.189328" calcext:value-type="float">
            <text:p>0.189328</text:p>
          </table:table-cell>
          <table:table-cell table:formula="of:=MAX(['400,000 - 4'.A18:.E18])" office:value-type="float" office:value="0.196138" calcext:value-type="float">
            <text:p>0.196138</text:p>
          </table:table-cell>
        </table:table-row>
        <table:table-row table:style-name="ro1">
          <table:table-cell office:value-type="float" office:value="0.094172" calcext:value-type="float">
            <text:p>0.094172</text:p>
          </table:table-cell>
          <table:table-cell office:value-type="float" office:value="0.096021" calcext:value-type="float">
            <text:p>0.096021</text:p>
          </table:table-cell>
          <table:table-cell office:value-type="float" office:value="0.079693" calcext:value-type="float">
            <text:p>0.079693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97202" calcext:value-type="float">
            <text:p>0.097202</text:p>
          </table:table-cell>
          <table:table-cell/>
          <table:table-cell table:formula="of:=AVERAGE(['400,000 - 4'.A19:.E19])" office:value-type="float" office:value="0.0930976" calcext:value-type="float">
            <text:p>0.0930976</text:p>
          </table:table-cell>
          <table:table-cell table:formula="of:=MIN(['400,000 - 4'.A19:.E19])" office:value-type="float" office:value="0.079693" calcext:value-type="float">
            <text:p>0.079693</text:p>
          </table:table-cell>
          <table:table-cell table:formula="of:=MAX(['400,000 - 4'.A19:.E19])" office:value-type="float" office:value="0.0984" calcext:value-type="float">
            <text:p>0.098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00,000 - 4'.G12]/['400,000 - 4'.G17]" office:value-type="float" office:value="8.40477753271941" calcext:value-type="float">
            <text:p>8.4047775327</text:p>
          </table:table-cell>
          <table:table-cell table:formula="of:=['400,000 - 4'.H12]/['400,000 - 4'.H17]" office:value-type="float" office:value="8.59272107860485" calcext:value-type="float">
            <text:p>8.5927210786</text:p>
          </table:table-cell>
          <table:table-cell table:formula="of:=['400,000 - 4'.I12]/['400,000 - 4'.I17]" office:value-type="float" office:value="8.39681788556307" calcext:value-type="float">
            <text:p>8.3968178856</text:p>
          </table:table-cell>
        </table:table-row>
        <table:table-row table:style-name="ro1">
          <table:table-cell table:number-columns-repeated="6"/>
          <table:table-cell table:formula="of:=['400,000 - 4'.G13]/['400,000 - 4'.G18]" office:value-type="float" office:value="1.43514981906236" calcext:value-type="float">
            <text:p>1.4351498191</text:p>
          </table:table-cell>
          <table:table-cell table:formula="of:=['400,000 - 4'.H13]/['400,000 - 4'.H18]" office:value-type="float" office:value="1.42335197646413" calcext:value-type="float">
            <text:p>1.4233519765</text:p>
          </table:table-cell>
          <table:table-cell table:formula="of:=['400,000 - 4'.I13]/['400,000 - 4'.I18]" office:value-type="float" office:value="1.46745009126227" calcext:value-type="float">
            <text:p>1.4674500913</text:p>
          </table:table-cell>
        </table:table-row>
        <table:table-row table:style-name="ro1">
          <table:table-cell table:number-columns-repeated="6"/>
          <table:table-cell table:formula="of:=['400,000 - 4'.G14]/['400,000 - 4'.G19]" office:value-type="float" office:value="1.46544406515313" calcext:value-type="float">
            <text:p>1.4654440652</text:p>
          </table:table-cell>
          <table:table-cell table:formula="of:=['400,000 - 4'.H14]/['400,000 - 4'.H19]" office:value-type="float" office:value="1.64420314205765" calcext:value-type="float">
            <text:p>1.6442031421</text:p>
          </table:table-cell>
          <table:table-cell table:formula="of:=['400,000 - 4'.I14]/['400,000 - 4'.I19]" office:value-type="float" office:value="1.49852361788618" calcext:value-type="float">
            <text:p>1.498523617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00,000 - 4'.G12]/['400,000 - 4'.G7]" office:value-type="float" office:value="0.292365776893303" calcext:value-type="float">
            <text:p>0.2923657769</text:p>
          </table:table-cell>
          <table:table-cell table:formula="of:=['400,000 - 4'.H12]/['400,000 - 4'.H7]" office:value-type="float" office:value="0.296941675417992" calcext:value-type="float">
            <text:p>0.2969416754</text:p>
          </table:table-cell>
          <table:table-cell table:formula="of:=['400,000 - 4'.I12]/['400,000 - 4'.I7]" office:value-type="float" office:value="0.290810382695536" calcext:value-type="float">
            <text:p>0.2908103827</text:p>
          </table:table-cell>
        </table:table-row>
        <table:table-row table:style-name="ro1">
          <table:table-cell table:number-columns-repeated="6"/>
          <table:table-cell table:formula="of:=['400,000 - 4'.G13]/['400,000 - 4'.G8]" office:value-type="float" office:value="0.148369631124339" calcext:value-type="float">
            <text:p>0.1483696311</text:p>
          </table:table-cell>
          <table:table-cell table:formula="of:=['400,000 - 4'.H13]/['400,000 - 4'.H8]" office:value-type="float" office:value="0.169224944531953" calcext:value-type="float">
            <text:p>0.1692249445</text:p>
          </table:table-cell>
          <table:table-cell table:formula="of:=['400,000 - 4'.I13]/['400,000 - 4'.I8]" office:value-type="float" office:value="0.1336381825014" calcext:value-type="float">
            <text:p>0.1336381825</text:p>
          </table:table-cell>
        </table:table-row>
        <table:table-row table:style-name="ro1">
          <table:table-cell table:number-columns-repeated="6"/>
          <table:table-cell table:formula="of:=['400,000 - 4'.G14]/['400,000 - 4'.G9]" office:value-type="float" office:value="0.158788414786807" calcext:value-type="float">
            <text:p>0.1587884148</text:p>
          </table:table-cell>
          <table:table-cell table:formula="of:=['400,000 - 4'.H14]/['400,000 - 4'.H9]" office:value-type="float" office:value="0.167199396740472" calcext:value-type="float">
            <text:p>0.1671993967</text:p>
          </table:table-cell>
          <table:table-cell table:formula="of:=['400,000 - 4'.I14]/['400,000 - 4'.I9]" office:value-type="float" office:value="0.157871533110206" calcext:value-type="float">
            <text:p>0.1578715331</text:p>
          </table:table-cell>
        </table:table-row>
      </table:table>
      <table:table table:name="4,0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 – 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6"/>
          <table:table-cell table:formula="of:=AVERAGE(['4,000,000 - 4'.A2:.E2])" office:value-type="string" office:string-value="" calcext:value-type="error">
            <text:p>#DIV/0!</text:p>
          </table:table-cell>
          <table:table-cell table:formula="of:=MIN(['4,000,000 - 4'.A2:.E2])" office:value-type="float" office:value="0" calcext:value-type="float">
            <text:p>0</text:p>
          </table:table-cell>
          <table:table-cell table:formula="of:=MAX(['4,000,000 - 4'.A2:.E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AVERAGE(['4,000,000 - 4'.A3:.E3])" office:value-type="string" office:string-value="" calcext:value-type="error">
            <text:p>#DIV/0!</text:p>
          </table:table-cell>
          <table:table-cell table:formula="of:=MIN(['4,000,000 - 4'.A3:.E3])" office:value-type="float" office:value="0" calcext:value-type="float">
            <text:p>0</text:p>
          </table:table-cell>
          <table:table-cell table:formula="of:=MAX(['4,000,000 - 4'.A3:.E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AVERAGE(['4,000,000 - 4'.A4:.E4])" office:value-type="string" office:string-value="" calcext:value-type="error">
            <text:p>#DIV/0!</text:p>
          </table:table-cell>
          <table:table-cell table:formula="of:=MIN(['4,000,000 - 4'.A4:.E4])" office:value-type="float" office:value="0" calcext:value-type="float">
            <text:p>0</text:p>
          </table:table-cell>
          <table:table-cell table:formula="of:=MAX(['4,000,000 - 4'.A4:.E4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 – I</text:p>
          </table:table-cell>
          <table:table-cell table:number-columns-repeated="8"/>
        </table:table-row>
        <table:table-row table:style-name="ro1">
          <table:table-cell office:value-type="float" office:value="18.523888615" calcext:value-type="float">
            <text:p>18.523888615</text:p>
          </table:table-cell>
          <table:table-cell office:value-type="float" office:value="17.514678046" calcext:value-type="float">
            <text:p>17.514678046</text:p>
          </table:table-cell>
          <table:table-cell office:value-type="float" office:value="18.785842932" calcext:value-type="float">
            <text:p>18.785842932</text:p>
          </table:table-cell>
          <table:table-cell office:value-type="float" office:value="19.555905455" calcext:value-type="float">
            <text:p>19.555905455</text:p>
          </table:table-cell>
          <table:table-cell office:value-type="float" office:value="23.144533906" calcext:value-type="float">
            <text:p>23.144533906</text:p>
          </table:table-cell>
          <table:table-cell/>
          <table:table-cell table:formula="of:=AVERAGE(['4,000,000 - 4'.A7:.E7])" office:value-type="float" office:value="19.5049697908" calcext:value-type="float">
            <text:p>19.5049697908</text:p>
          </table:table-cell>
          <table:table-cell table:formula="of:=MIN(['4,000,000 - 4'.A7:.E7])" office:value-type="float" office:value="17.514678046" calcext:value-type="float">
            <text:p>17.514678046</text:p>
          </table:table-cell>
          <table:table-cell table:formula="of:=MAX(['4,000,000 - 4'.A7:.E7])" office:value-type="float" office:value="23.144533906" calcext:value-type="float">
            <text:p>23.144533906</text:p>
          </table:table-cell>
        </table:table-row>
        <table:table-row table:style-name="ro1">
          <table:table-cell office:value-type="float" office:value="13.352393592" calcext:value-type="float">
            <text:p>13.352393592</text:p>
          </table:table-cell>
          <table:table-cell office:value-type="float" office:value="13.287575122" calcext:value-type="float">
            <text:p>13.287575122</text:p>
          </table:table-cell>
          <table:table-cell office:value-type="float" office:value="15.285203863" calcext:value-type="float">
            <text:p>15.285203863</text:p>
          </table:table-cell>
          <table:table-cell office:value-type="float" office:value="13.545012793" calcext:value-type="float">
            <text:p>13.545012793</text:p>
          </table:table-cell>
          <table:table-cell office:value-type="float" office:value="18.469783564" calcext:value-type="float">
            <text:p>18.469783564</text:p>
          </table:table-cell>
          <table:table-cell/>
          <table:table-cell table:formula="of:=AVERAGE(['4,000,000 - 4'.A8:.E8])" office:value-type="float" office:value="14.7879937868" calcext:value-type="float">
            <text:p>14.7879937868</text:p>
          </table:table-cell>
          <table:table-cell table:formula="of:=MIN(['4,000,000 - 4'.A8:.E8])" office:value-type="float" office:value="13.287575122" calcext:value-type="float">
            <text:p>13.287575122</text:p>
          </table:table-cell>
          <table:table-cell table:formula="of:=MAX(['4,000,000 - 4'.A8:.E8])" office:value-type="float" office:value="18.469783564" calcext:value-type="float">
            <text:p>18.469783564</text:p>
          </table:table-cell>
        </table:table-row>
        <table:table-row table:style-name="ro1">
          <table:table-cell office:value-type="float" office:value="8.181530387" calcext:value-type="float">
            <text:p>8.181530387</text:p>
          </table:table-cell>
          <table:table-cell office:value-type="float" office:value="7.708909958" calcext:value-type="float">
            <text:p>7.708909958</text:p>
          </table:table-cell>
          <table:table-cell office:value-type="float" office:value="7.561374164" calcext:value-type="float">
            <text:p>7.561374164</text:p>
          </table:table-cell>
          <table:table-cell office:value-type="float" office:value="7.906653083" calcext:value-type="float">
            <text:p>7.906653083</text:p>
          </table:table-cell>
          <table:table-cell office:value-type="float" office:value="8.485041391" calcext:value-type="float">
            <text:p>8.485041391</text:p>
          </table:table-cell>
          <table:table-cell/>
          <table:table-cell table:formula="of:=AVERAGE(['4,000,000 - 4'.A9:.E9])" office:value-type="float" office:value="7.9687017966" calcext:value-type="float">
            <text:p>7.9687017966</text:p>
          </table:table-cell>
          <table:table-cell table:formula="of:=MIN(['4,000,000 - 4'.A9:.E9])" office:value-type="float" office:value="7.561374164" calcext:value-type="float">
            <text:p>7.561374164</text:p>
          </table:table-cell>
          <table:table-cell table:formula="of:=MAX(['4,000,000 - 4'.A9:.E9])" office:value-type="float" office:value="8.485041391" calcext:value-type="float">
            <text:p>8.4850413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8"/>
        </table:table-row>
        <table:table-row table:style-name="ro1">
          <table:table-cell office:value-type="float" office:value="4.410326117" calcext:value-type="float">
            <text:p>4.410326117</text:p>
          </table:table-cell>
          <table:table-cell office:value-type="float" office:value="4.749415258" calcext:value-type="float">
            <text:p>4.749415258</text:p>
          </table:table-cell>
          <table:table-cell office:value-type="float" office:value="4.751356189" calcext:value-type="float">
            <text:p>4.751356189</text:p>
          </table:table-cell>
          <table:table-cell office:value-type="float" office:value="4.544042476" calcext:value-type="float">
            <text:p>4.544042476</text:p>
          </table:table-cell>
          <table:table-cell office:value-type="float" office:value="5.150017432" calcext:value-type="float">
            <text:p>5.150017432</text:p>
          </table:table-cell>
          <table:table-cell/>
          <table:table-cell table:formula="of:=AVERAGE(['4,000,000 - 4'.A12:.E12])" office:value-type="float" office:value="4.7210314944" calcext:value-type="float">
            <text:p>4.7210314944</text:p>
          </table:table-cell>
          <table:table-cell table:formula="of:=MIN(['4,000,000 - 4'.A12:.E12])" office:value-type="float" office:value="4.410326117" calcext:value-type="float">
            <text:p>4.410326117</text:p>
          </table:table-cell>
          <table:table-cell table:formula="of:=MAX(['4,000,000 - 4'.A12:.E12])" office:value-type="float" office:value="5.150017432" calcext:value-type="float">
            <text:p>5.150017432</text:p>
          </table:table-cell>
        </table:table-row>
        <table:table-row table:style-name="ro1">
          <table:table-cell office:value-type="float" office:value="3.093775404" calcext:value-type="float">
            <text:p>3.093775404</text:p>
          </table:table-cell>
          <table:table-cell office:value-type="float" office:value="2.98882828" calcext:value-type="float">
            <text:p>2.98882828</text:p>
          </table:table-cell>
          <table:table-cell office:value-type="float" office:value="3.133541252" calcext:value-type="float">
            <text:p>3.133541252</text:p>
          </table:table-cell>
          <table:table-cell office:value-type="float" office:value="3.015780471" calcext:value-type="float">
            <text:p>3.015780471</text:p>
          </table:table-cell>
          <table:table-cell office:value-type="float" office:value="3.158538592" calcext:value-type="float">
            <text:p>3.158538592</text:p>
          </table:table-cell>
          <table:table-cell/>
          <table:table-cell table:formula="of:=AVERAGE(['4,000,000 - 4'.A13:.E13])" office:value-type="float" office:value="3.0780927998" calcext:value-type="float">
            <text:p>3.0780927998</text:p>
          </table:table-cell>
          <table:table-cell table:formula="of:=MIN(['4,000,000 - 4'.A13:.E13])" office:value-type="float" office:value="2.98882828" calcext:value-type="float">
            <text:p>2.98882828</text:p>
          </table:table-cell>
          <table:table-cell table:formula="of:=MAX(['4,000,000 - 4'.A13:.E13])" office:value-type="float" office:value="3.158538592" calcext:value-type="float">
            <text:p>3.158538592</text:p>
          </table:table-cell>
        </table:table-row>
        <table:table-row table:style-name="ro1">
          <table:table-cell office:value-type="float" office:value="1.582997192" calcext:value-type="float">
            <text:p>1.582997192</text:p>
          </table:table-cell>
          <table:table-cell office:value-type="float" office:value="1.504793186" calcext:value-type="float">
            <text:p>1.504793186</text:p>
          </table:table-cell>
          <table:table-cell office:value-type="float" office:value="1.611742415" calcext:value-type="float">
            <text:p>1.611742415</text:p>
          </table:table-cell>
          <table:table-cell office:value-type="float" office:value="1.531179201" calcext:value-type="float">
            <text:p>1.531179201</text:p>
          </table:table-cell>
          <table:table-cell office:value-type="float" office:value="1.567288776" calcext:value-type="float">
            <text:p>1.567288776</text:p>
          </table:table-cell>
          <table:table-cell/>
          <table:table-cell table:formula="of:=AVERAGE(['4,000,000 - 4'.A14:.E14])" office:value-type="float" office:value="1.559600154" calcext:value-type="float">
            <text:p>1.559600154</text:p>
          </table:table-cell>
          <table:table-cell table:formula="of:=MIN(['4,000,000 - 4'.A14:.E14])" office:value-type="float" office:value="1.504793186" calcext:value-type="float">
            <text:p>1.504793186</text:p>
          </table:table-cell>
          <table:table-cell table:formula="of:=MAX(['4,000,000 - 4'.A14:.E14])" office:value-type="float" office:value="1.611742415" calcext:value-type="float">
            <text:p>1.6117424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8"/>
        </table:table-row>
        <table:table-row table:style-name="ro1">
          <table:table-cell office:value-type="float" office:value="2.37861" calcext:value-type="float">
            <text:p>2.37861</text:p>
          </table:table-cell>
          <table:table-cell office:value-type="float" office:value="2.37197" calcext:value-type="float">
            <text:p>2.37197</text:p>
          </table:table-cell>
          <table:table-cell office:value-type="float" office:value="2.39025" calcext:value-type="float">
            <text:p>2.39025</text:p>
          </table:table-cell>
          <table:table-cell office:value-type="float" office:value="2.68319" calcext:value-type="float">
            <text:p>2.68319</text:p>
          </table:table-cell>
          <table:table-cell office:value-type="float" office:value="2.50981" calcext:value-type="float">
            <text:p>2.50981</text:p>
          </table:table-cell>
          <table:table-cell/>
          <table:table-cell table:formula="of:=AVERAGE(['4,000,000 - 4'.A17:.E17])" office:value-type="float" office:value="2.466766" calcext:value-type="float">
            <text:p>2.466766</text:p>
          </table:table-cell>
          <table:table-cell table:formula="of:=MIN(['4,000,000 - 4'.A17:.E17])" office:value-type="float" office:value="2.37197" calcext:value-type="float">
            <text:p>2.37197</text:p>
          </table:table-cell>
          <table:table-cell table:formula="of:=MAX(['4,000,000 - 4'.A17:.E17])" office:value-type="float" office:value="2.68319" calcext:value-type="float">
            <text:p>2.68319</text:p>
          </table:table-cell>
        </table:table-row>
        <table:table-row table:style-name="ro1">
          <table:table-cell office:value-type="float" office:value="2.44491" calcext:value-type="float">
            <text:p>2.44491</text:p>
          </table:table-cell>
          <table:table-cell office:value-type="float" office:value="2.36033" calcext:value-type="float">
            <text:p>2.36033</text:p>
          </table:table-cell>
          <table:table-cell office:value-type="float" office:value="2.36981" calcext:value-type="float">
            <text:p>2.36981</text:p>
          </table:table-cell>
          <table:table-cell office:value-type="float" office:value="2.4123" calcext:value-type="float">
            <text:p>2.4123</text:p>
          </table:table-cell>
          <table:table-cell office:value-type="float" office:value="2.35483" calcext:value-type="float">
            <text:p>2.35483</text:p>
          </table:table-cell>
          <table:table-cell/>
          <table:table-cell table:formula="of:=AVERAGE(['4,000,000 - 4'.A18:.E18])" office:value-type="float" office:value="2.388436" calcext:value-type="float">
            <text:p>2.388436</text:p>
          </table:table-cell>
          <table:table-cell table:formula="of:=MIN(['4,000,000 - 4'.A18:.E18])" office:value-type="float" office:value="2.35483" calcext:value-type="float">
            <text:p>2.35483</text:p>
          </table:table-cell>
          <table:table-cell table:formula="of:=MAX(['4,000,000 - 4'.A18:.E18])" office:value-type="float" office:value="2.44491" calcext:value-type="float">
            <text:p>2.44491</text:p>
          </table:table-cell>
        </table:table-row>
        <table:table-row table:style-name="ro1">
          <table:table-cell office:value-type="float" office:value="1.20234" calcext:value-type="float">
            <text:p>1.20234</text:p>
          </table:table-cell>
          <table:table-cell office:value-type="float" office:value="1.19172" calcext:value-type="float">
            <text:p>1.19172</text:p>
          </table:table-cell>
          <table:table-cell office:value-type="float" office:value="1.19781" calcext:value-type="float">
            <text:p>1.19781</text:p>
          </table:table-cell>
          <table:table-cell office:value-type="float" office:value="1.18532" calcext:value-type="float">
            <text:p>1.18532</text:p>
          </table:table-cell>
          <table:table-cell office:value-type="float" office:value="1.19528" calcext:value-type="float">
            <text:p>1.19528</text:p>
          </table:table-cell>
          <table:table-cell/>
          <table:table-cell table:formula="of:=AVERAGE(['4,000,000 - 4'.A19:.E19])" office:value-type="float" office:value="1.194494" calcext:value-type="float">
            <text:p>1.194494</text:p>
          </table:table-cell>
          <table:table-cell table:formula="of:=MIN(['4,000,000 - 4'.A19:.E19])" office:value-type="float" office:value="1.18532" calcext:value-type="float">
            <text:p>1.18532</text:p>
          </table:table-cell>
          <table:table-cell table:formula="of:=MAX(['4,000,000 - 4'.A19:.E19])" office:value-type="float" office:value="1.20234" calcext:value-type="float">
            <text:p>1.202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,000,000 - 4'.G12]/['4,000,000 - 4'.G17]" office:value-type="float" office:value="1.9138546154763" calcext:value-type="float">
            <text:p>1.9138546155</text:p>
          </table:table-cell>
          <table:table-cell table:formula="of:=['4,000,000 - 4'.H12]/['4,000,000 - 4'.H17]" office:value-type="float" office:value="1.85935155883085" calcext:value-type="float">
            <text:p>1.8593515588</text:p>
          </table:table-cell>
          <table:table-cell table:formula="of:=['4,000,000 - 4'.I12]/['4,000,000 - 4'.I17]" office:value-type="float" office:value="1.91936367979905" calcext:value-type="float">
            <text:p>1.9193636798</text:p>
          </table:table-cell>
        </table:table-row>
        <table:table-row table:style-name="ro1">
          <table:table-cell table:number-columns-repeated="6"/>
          <table:table-cell table:formula="of:=['4,000,000 - 4'.G13]/['4,000,000 - 4'.G18]" office:value-type="float" office:value="1.28874828540518" calcext:value-type="float">
            <text:p>1.2887482854</text:p>
          </table:table-cell>
          <table:table-cell table:formula="of:=['4,000,000 - 4'.H13]/['4,000,000 - 4'.H18]" office:value-type="float" office:value="1.26923314209518" calcext:value-type="float">
            <text:p>1.2692331421</text:p>
          </table:table-cell>
          <table:table-cell table:formula="of:=['4,000,000 - 4'.I13]/['4,000,000 - 4'.I18]" office:value-type="float" office:value="1.29188337893828" calcext:value-type="float">
            <text:p>1.2918833789</text:p>
          </table:table-cell>
        </table:table-row>
        <table:table-row table:style-name="ro1">
          <table:table-cell table:number-columns-repeated="6"/>
          <table:table-cell table:formula="of:=['4,000,000 - 4'.G14]/['4,000,000 - 4'.G19]" office:value-type="float" office:value="1.3056575872294" calcext:value-type="float">
            <text:p>1.3056575872</text:p>
          </table:table-cell>
          <table:table-cell table:formula="of:=['4,000,000 - 4'.H14]/['4,000,000 - 4'.H19]" office:value-type="float" office:value="1.2695248422367" calcext:value-type="float">
            <text:p>1.2695248422</text:p>
          </table:table-cell>
          <table:table-cell table:formula="of:=['4,000,000 - 4'.I14]/['4,000,000 - 4'.I19]" office:value-type="float" office:value="1.34050469501139" calcext:value-type="float">
            <text:p>1.3405046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,000,000 - 4'.G12]/['4,000,000 - 4'.G7]" office:value-type="float" office:value="0.242042491992312" calcext:value-type="float">
            <text:p>0.242042492</text:p>
          </table:table-cell>
          <table:table-cell table:formula="of:=['4,000,000 - 4'.H12]/['4,000,000 - 4'.H7]" office:value-type="float" office:value="0.251807432909521" calcext:value-type="float">
            <text:p>0.2518074329</text:p>
          </table:table-cell>
          <table:table-cell table:formula="of:=['4,000,000 - 4'.I12]/['4,000,000 - 4'.I7]" office:value-type="float" office:value="0.222515495577334" calcext:value-type="float">
            <text:p>0.2225154956</text:p>
          </table:table-cell>
        </table:table-row>
        <table:table-row table:style-name="ro1">
          <table:table-cell table:number-columns-repeated="6"/>
          <table:table-cell table:formula="of:=['4,000,000 - 4'.G13]/['4,000,000 - 4'.G8]" office:value-type="float" office:value="0.208148099341748" calcext:value-type="float">
            <text:p>0.2081480993</text:p>
          </table:table-cell>
          <table:table-cell table:formula="of:=['4,000,000 - 4'.H13]/['4,000,000 - 4'.H8]" office:value-type="float" office:value="0.224934064534578" calcext:value-type="float">
            <text:p>0.2249340645</text:p>
          </table:table-cell>
          <table:table-cell table:formula="of:=['4,000,000 - 4'.I13]/['4,000,000 - 4'.I8]" office:value-type="float" office:value="0.171011131833532" calcext:value-type="float">
            <text:p>0.1710111318</text:p>
          </table:table-cell>
        </table:table-row>
        <table:table-row table:style-name="ro1">
          <table:table-cell table:number-columns-repeated="6"/>
          <table:table-cell table:formula="of:=['4,000,000 - 4'.G14]/['4,000,000 - 4'.G9]" office:value-type="float" office:value="0.195715713024352" calcext:value-type="float">
            <text:p>0.195715713</text:p>
          </table:table-cell>
          <table:table-cell table:formula="of:=['4,000,000 - 4'.H14]/['4,000,000 - 4'.H9]" office:value-type="float" office:value="0.199010544031055" calcext:value-type="float">
            <text:p>0.199010544</text:p>
          </table:table-cell>
          <table:table-cell table:formula="of:=['4,000,000 - 4'.I14]/['4,000,000 - 4'.I9]" office:value-type="float" office:value="0.18995103744686" calcext:value-type="float">
            <text:p>0.1899510374</text:p>
          </table:table-cell>
        </table:table-row>
      </table:table>
      <table:table table:name="40,0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 – 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office:value-type="float" office:value="118.440554104" calcext:value-type="float">
            <text:p>118.440554104</text:p>
          </table:table-cell>
          <table:table-cell office:value-type="float" office:value="118.971796624" calcext:value-type="float">
            <text:p>118.971796624</text:p>
          </table:table-cell>
          <table:table-cell office:value-type="float" office:value="118.359876467" calcext:value-type="float">
            <text:p>118.359876467</text:p>
          </table:table-cell>
          <table:table-cell office:value-type="float" office:value="121.736126731" calcext:value-type="float">
            <text:p>121.736126731</text:p>
          </table:table-cell>
          <table:table-cell/>
          <table:table-cell table:formula="of:=AVERAGE(['40,000,000 - 4'.A2:.E2])" office:value-type="string" office:string-value="" calcext:value-type="error">
            <text:p>#DIV/0!</text:p>
          </table:table-cell>
          <table:table-cell table:formula="of:=MIN(['40,000,000 - 4'.A2:.E2])" office:value-type="string" office:string-value="" calcext:value-type="error">
            <text:p>#DIV/0!</text:p>
          </table:table-cell>
          <table:table-cell table:formula="of:=MAX(['40,000,000 - 4'.A2:.E2])" office:value-type="string" office:string-value="" calcext:value-type="error">
            <text:p>#DIV/0!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office:value-type="float" office:value="118.366685839" calcext:value-type="float">
            <text:p>118.366685839</text:p>
          </table:table-cell>
          <table:table-cell office:value-type="float" office:value="120.61788453" calcext:value-type="float">
            <text:p>120.61788453</text:p>
          </table:table-cell>
          <table:table-cell office:value-type="float" office:value="112.656185255" calcext:value-type="float">
            <text:p>112.656185255</text:p>
          </table:table-cell>
          <table:table-cell office:value-type="float" office:value="116.777127134" calcext:value-type="float">
            <text:p>116.777127134</text:p>
          </table:table-cell>
          <table:table-cell/>
          <table:table-cell table:formula="of:=AVERAGE(['40,000,000 - 4'.A3:.E3])" office:value-type="string" office:string-value="" calcext:value-type="error">
            <text:p>#DIV/0!</text:p>
          </table:table-cell>
          <table:table-cell table:formula="of:=MIN(['40,000,000 - 4'.A3:.E3])" office:value-type="string" office:string-value="" calcext:value-type="error">
            <text:p>#DIV/0!</text:p>
          </table:table-cell>
          <table:table-cell table:formula="of:=MAX(['40,000,000 - 4'.A3:.E3])" office:value-type="string" office:string-value="" calcext:value-type="error">
            <text:p>#DIV/0!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office:value-type="float" office:value="58.33335404" calcext:value-type="float">
            <text:p>58.33335404</text:p>
          </table:table-cell>
          <table:table-cell office:value-type="float" office:value="61.077503348" calcext:value-type="float">
            <text:p>61.077503348</text:p>
          </table:table-cell>
          <table:table-cell office:value-type="float" office:value="57.315135384" calcext:value-type="float">
            <text:p>57.315135384</text:p>
          </table:table-cell>
          <table:table-cell office:value-type="float" office:value="59.401437445" calcext:value-type="float">
            <text:p>59.401437445</text:p>
          </table:table-cell>
          <table:table-cell/>
          <table:table-cell table:formula="of:=AVERAGE(['40,000,000 - 4'.A4:.E4])" office:value-type="string" office:string-value="" calcext:value-type="error">
            <text:p>#DIV/0!</text:p>
          </table:table-cell>
          <table:table-cell table:formula="of:=MIN(['40,000,000 - 4'.A4:.E4])" office:value-type="string" office:string-value="" calcext:value-type="error">
            <text:p>#DIV/0!</text:p>
          </table:table-cell>
          <table:table-cell table:formula="of:=MAX(['40,000,000 - 4'.A4:.E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 – I</text:p>
          </table:table-cell>
          <table:table-cell table:number-columns-repeated="8"/>
        </table:table-row>
        <table:table-row table:style-name="ro1">
          <table:table-cell office:value-type="float" office:value="111.549890393" calcext:value-type="float">
            <text:p>111.549890393</text:p>
          </table:table-cell>
          <table:table-cell office:value-type="float" office:value="102.773383866" calcext:value-type="float">
            <text:p>102.773383866</text:p>
          </table:table-cell>
          <table:table-cell office:value-type="float" office:value="112.997752377" calcext:value-type="float">
            <text:p>112.997752377</text:p>
          </table:table-cell>
          <table:table-cell office:value-type="float" office:value="109.893859957" calcext:value-type="float">
            <text:p>109.893859957</text:p>
          </table:table-cell>
          <table:table-cell office:value-type="float" office:value="115.978049955" calcext:value-type="float">
            <text:p>115.978049955</text:p>
          </table:table-cell>
          <table:table-cell/>
          <table:table-cell table:formula="of:=AVERAGE(['40,000,000 - 4'.A7:.E7])" office:value-type="float" office:value="110.6385873096" calcext:value-type="float">
            <text:p>110.6385873096</text:p>
          </table:table-cell>
          <table:table-cell table:formula="of:=MIN(['40,000,000 - 4'.A7:.E7])" office:value-type="float" office:value="102.773383866" calcext:value-type="float">
            <text:p>102.773383866</text:p>
          </table:table-cell>
          <table:table-cell table:formula="of:=MAX(['40,000,000 - 4'.A7:.E7])" office:value-type="float" office:value="115.978049955" calcext:value-type="float">
            <text:p>115.978049955</text:p>
          </table:table-cell>
        </table:table-row>
        <table:table-row table:style-name="ro1">
          <table:table-cell office:value-type="float" office:value="108.888842334" calcext:value-type="float">
            <text:p>108.888842334</text:p>
          </table:table-cell>
          <table:table-cell office:value-type="float" office:value="108.699030523" calcext:value-type="float">
            <text:p>108.699030523</text:p>
          </table:table-cell>
          <table:table-cell office:value-type="float" office:value="109.532306478" calcext:value-type="float">
            <text:p>109.532306478</text:p>
          </table:table-cell>
          <table:table-cell office:value-type="float" office:value="107.118350162" calcext:value-type="float">
            <text:p>107.118350162</text:p>
          </table:table-cell>
          <table:table-cell office:value-type="float" office:value="109.560703018" calcext:value-type="float">
            <text:p>109.560703018</text:p>
          </table:table-cell>
          <table:table-cell/>
          <table:table-cell table:formula="of:=AVERAGE(['40,000,000 - 4'.A8:.E8])" office:value-type="float" office:value="108.759846503" calcext:value-type="float">
            <text:p>108.759846503</text:p>
          </table:table-cell>
          <table:table-cell table:formula="of:=MIN(['40,000,000 - 4'.A8:.E8])" office:value-type="float" office:value="107.118350162" calcext:value-type="float">
            <text:p>107.118350162</text:p>
          </table:table-cell>
          <table:table-cell table:formula="of:=MAX(['40,000,000 - 4'.A8:.E8])" office:value-type="float" office:value="109.560703018" calcext:value-type="float">
            <text:p>109.560703018</text:p>
          </table:table-cell>
        </table:table-row>
        <table:table-row table:style-name="ro1">
          <table:table-cell office:value-type="float" office:value="54.471171522" calcext:value-type="float">
            <text:p>54.471171522</text:p>
          </table:table-cell>
          <table:table-cell office:value-type="float" office:value="54.373580732" calcext:value-type="float">
            <text:p>54.373580732</text:p>
          </table:table-cell>
          <table:table-cell office:value-type="float" office:value="55.134532917" calcext:value-type="float">
            <text:p>55.134532917</text:p>
          </table:table-cell>
          <table:table-cell office:value-type="float" office:value="53.467351175" calcext:value-type="float">
            <text:p>53.467351175</text:p>
          </table:table-cell>
          <table:table-cell office:value-type="float" office:value="56.627719659" calcext:value-type="float">
            <text:p>56.627719659</text:p>
          </table:table-cell>
          <table:table-cell/>
          <table:table-cell table:formula="of:=AVERAGE(['40,000,000 - 4'.A9:.E9])" office:value-type="float" office:value="54.814871201" calcext:value-type="float">
            <text:p>54.814871201</text:p>
          </table:table-cell>
          <table:table-cell table:formula="of:=MIN(['40,000,000 - 4'.A9:.E9])" office:value-type="float" office:value="53.467351175" calcext:value-type="float">
            <text:p>53.467351175</text:p>
          </table:table-cell>
          <table:table-cell table:formula="of:=MAX(['40,000,000 - 4'.A9:.E9])" office:value-type="float" office:value="56.627719659" calcext:value-type="float">
            <text:p>56.6277196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8"/>
        </table:table-row>
        <table:table-row table:style-name="ro1">
          <table:table-cell office:value-type="float" office:value="33.933062283" calcext:value-type="float">
            <text:p>33.933062283</text:p>
          </table:table-cell>
          <table:table-cell office:value-type="float" office:value="36.632379263" calcext:value-type="float">
            <text:p>36.632379263</text:p>
          </table:table-cell>
          <table:table-cell office:value-type="float" office:value="36.262315085" calcext:value-type="float">
            <text:p>36.262315085</text:p>
          </table:table-cell>
          <table:table-cell office:value-type="float" office:value="33.277013311" calcext:value-type="float">
            <text:p>33.277013311</text:p>
          </table:table-cell>
          <table:table-cell office:value-type="float" office:value="33.68222683" calcext:value-type="float">
            <text:p>33.68222683</text:p>
          </table:table-cell>
          <table:table-cell/>
          <table:table-cell table:formula="of:=AVERAGE(['40,000,000 - 4'.A12:.E12])" office:value-type="float" office:value="34.7573993544" calcext:value-type="float">
            <text:p>34.7573993544</text:p>
          </table:table-cell>
          <table:table-cell table:formula="of:=MIN(['40,000,000 - 4'.A12:.E12])" office:value-type="float" office:value="33.277013311" calcext:value-type="float">
            <text:p>33.277013311</text:p>
          </table:table-cell>
          <table:table-cell table:formula="of:=MAX(['40,000,000 - 4'.A12:.E12])" office:value-type="float" office:value="36.632379263" calcext:value-type="float">
            <text:p>36.632379263</text:p>
          </table:table-cell>
        </table:table-row>
        <table:table-row table:style-name="ro1">
          <table:table-cell office:value-type="float" office:value="31.564621552" calcext:value-type="float">
            <text:p>31.564621552</text:p>
          </table:table-cell>
          <table:table-cell office:value-type="float" office:value="35.18705004" calcext:value-type="float">
            <text:p>35.18705004</text:p>
          </table:table-cell>
          <table:table-cell office:value-type="float" office:value="34.245802652" calcext:value-type="float">
            <text:p>34.245802652</text:p>
          </table:table-cell>
          <table:table-cell office:value-type="float" office:value="32.001683971" calcext:value-type="float">
            <text:p>32.001683971</text:p>
          </table:table-cell>
          <table:table-cell office:value-type="float" office:value="32.108457974" calcext:value-type="float">
            <text:p>32.108457974</text:p>
          </table:table-cell>
          <table:table-cell/>
          <table:table-cell table:formula="of:=AVERAGE(['40,000,000 - 4'.A13:.E13])" office:value-type="float" office:value="33.0215232378" calcext:value-type="float">
            <text:p>33.0215232378</text:p>
          </table:table-cell>
          <table:table-cell table:formula="of:=MIN(['40,000,000 - 4'.A13:.E13])" office:value-type="float" office:value="31.564621552" calcext:value-type="float">
            <text:p>31.564621552</text:p>
          </table:table-cell>
          <table:table-cell table:formula="of:=MAX(['40,000,000 - 4'.A13:.E13])" office:value-type="float" office:value="35.18705004" calcext:value-type="float">
            <text:p>35.18705004</text:p>
          </table:table-cell>
        </table:table-row>
        <table:table-row table:style-name="ro1">
          <table:table-cell office:value-type="float" office:value="15.891373586" calcext:value-type="float">
            <text:p>15.891373586</text:p>
          </table:table-cell>
          <table:table-cell office:value-type="float" office:value="17.529309852" calcext:value-type="float">
            <text:p>17.529309852</text:p>
          </table:table-cell>
          <table:table-cell office:value-type="float" office:value="17.21172359" calcext:value-type="float">
            <text:p>17.21172359</text:p>
          </table:table-cell>
          <table:table-cell office:value-type="float" office:value="16.319027415" calcext:value-type="float">
            <text:p>16.319027415</text:p>
          </table:table-cell>
          <table:table-cell office:value-type="float" office:value="16.099787877" calcext:value-type="float">
            <text:p>16.099787877</text:p>
          </table:table-cell>
          <table:table-cell/>
          <table:table-cell table:formula="of:=AVERAGE(['40,000,000 - 4'.A14:.E14])" office:value-type="float" office:value="16.610244464" calcext:value-type="float">
            <text:p>16.610244464</text:p>
          </table:table-cell>
          <table:table-cell table:formula="of:=MIN(['40,000,000 - 4'.A14:.E14])" office:value-type="float" office:value="15.891373586" calcext:value-type="float">
            <text:p>15.891373586</text:p>
          </table:table-cell>
          <table:table-cell table:formula="of:=MAX(['40,000,000 - 4'.A14:.E14])" office:value-type="float" office:value="17.529309852" calcext:value-type="float">
            <text:p>17.5293098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8"/>
        </table:table-row>
        <table:table-row table:style-name="ro1">
          <table:table-cell office:value-type="float" office:value="24.5448" calcext:value-type="float">
            <text:p>24.5448</text:p>
          </table:table-cell>
          <table:table-cell office:value-type="float" office:value="24.6082" calcext:value-type="float">
            <text:p>24.6082</text:p>
          </table:table-cell>
          <table:table-cell office:value-type="float" office:value="24.5603" calcext:value-type="float">
            <text:p>24.5603</text:p>
          </table:table-cell>
          <table:table-cell office:value-type="float" office:value="24.77" calcext:value-type="float">
            <text:p>24.77</text:p>
          </table:table-cell>
          <table:table-cell office:value-type="float" office:value="24.8394" calcext:value-type="float">
            <text:p>24.8394</text:p>
          </table:table-cell>
          <table:table-cell/>
          <table:table-cell table:formula="of:=AVERAGE(['40,000,000 - 4'.A17:.E17])" office:value-type="float" office:value="24.66454" calcext:value-type="float">
            <text:p>24.66454</text:p>
          </table:table-cell>
          <table:table-cell table:formula="of:=MIN(['40,000,000 - 4'.A17:.E17])" office:value-type="float" office:value="24.5448" calcext:value-type="float">
            <text:p>24.5448</text:p>
          </table:table-cell>
          <table:table-cell table:formula="of:=MAX(['40,000,000 - 4'.A17:.E17])" office:value-type="float" office:value="24.8394" calcext:value-type="float">
            <text:p>24.8394</text:p>
          </table:table-cell>
        </table:table-row>
        <table:table-row table:style-name="ro1">
          <table:table-cell office:value-type="float" office:value="24.4134" calcext:value-type="float">
            <text:p>24.4134</text:p>
          </table:table-cell>
          <table:table-cell office:value-type="float" office:value="24.7756" calcext:value-type="float">
            <text:p>24.7756</text:p>
          </table:table-cell>
          <table:table-cell office:value-type="float" office:value="24.4341" calcext:value-type="float">
            <text:p>24.4341</text:p>
          </table:table-cell>
          <table:table-cell office:value-type="float" office:value="24.7888" calcext:value-type="float">
            <text:p>24.7888</text:p>
          </table:table-cell>
          <table:table-cell office:value-type="float" office:value="24.6459" calcext:value-type="float">
            <text:p>24.6459</text:p>
          </table:table-cell>
          <table:table-cell/>
          <table:table-cell table:formula="of:=AVERAGE(['40,000,000 - 4'.A18:.E18])" office:value-type="float" office:value="24.61156" calcext:value-type="float">
            <text:p>24.61156</text:p>
          </table:table-cell>
          <table:table-cell table:formula="of:=MIN(['40,000,000 - 4'.A18:.E18])" office:value-type="float" office:value="24.4134" calcext:value-type="float">
            <text:p>24.4134</text:p>
          </table:table-cell>
          <table:table-cell table:formula="of:=MAX(['40,000,000 - 4'.A18:.E18])" office:value-type="float" office:value="24.7888" calcext:value-type="float">
            <text:p>24.7888</text:p>
          </table:table-cell>
        </table:table-row>
        <table:table-row table:style-name="ro1">
          <table:table-cell office:value-type="float" office:value="12.3442" calcext:value-type="float">
            <text:p>12.3442</text:p>
          </table:table-cell>
          <table:table-cell office:value-type="float" office:value="12.4465" calcext:value-type="float">
            <text:p>12.4465</text:p>
          </table:table-cell>
          <table:table-cell office:value-type="float" office:value="12.3394" calcext:value-type="float">
            <text:p>12.3394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12.4666" calcext:value-type="float">
            <text:p>12.4666</text:p>
          </table:table-cell>
          <table:table-cell/>
          <table:table-cell table:formula="of:=AVERAGE(['40,000,000 - 4'.A19:.E19])" office:value-type="float" office:value="12.40626" calcext:value-type="float">
            <text:p>12.40626</text:p>
          </table:table-cell>
          <table:table-cell table:formula="of:=MIN(['40,000,000 - 4'.A19:.E19])" office:value-type="float" office:value="12.3394" calcext:value-type="float">
            <text:p>12.3394</text:p>
          </table:table-cell>
          <table:table-cell table:formula="of:=MAX(['40,000,000 - 4'.A19:.E19])" office:value-type="float" office:value="12.4666" calcext:value-type="float">
            <text:p>12.46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0,000,000 - 4'.G12]/['40,000,000 - 4'.G17]" office:value-type="float" office:value="1.40920525395568" calcext:value-type="float">
            <text:p>1.409205254</text:p>
          </table:table-cell>
          <table:table-cell table:formula="of:=['40,000,000 - 4'.H12]/['40,000,000 - 4'.H17]" office:value-type="float" office:value="1.35576632569831" calcext:value-type="float">
            <text:p>1.3557663257</text:p>
          </table:table-cell>
          <table:table-cell table:formula="of:=['40,000,000 - 4'.I12]/['40,000,000 - 4'.I17]" office:value-type="float" office:value="1.47476908713576" calcext:value-type="float">
            <text:p>1.4747690871</text:p>
          </table:table-cell>
        </table:table-row>
        <table:table-row table:style-name="ro1">
          <table:table-cell table:number-columns-repeated="6"/>
          <table:table-cell table:formula="of:=['40,000,000 - 4'.G13]/['40,000,000 - 4'.G18]" office:value-type="float" office:value="1.34170784939272" calcext:value-type="float">
            <text:p>1.3417078494</text:p>
          </table:table-cell>
          <table:table-cell table:formula="of:=['40,000,000 - 4'.H13]/['40,000,000 - 4'.H18]" office:value-type="float" office:value="1.29292198350086" calcext:value-type="float">
            <text:p>1.2929219835</text:p>
          </table:table-cell>
          <table:table-cell table:formula="of:=['40,000,000 - 4'.I13]/['40,000,000 - 4'.I18]" office:value-type="float" office:value="1.41947371554896" calcext:value-type="float">
            <text:p>1.4194737155</text:p>
          </table:table-cell>
        </table:table-row>
        <table:table-row table:style-name="ro1">
          <table:table-cell table:number-columns-repeated="6"/>
          <table:table-cell table:formula="of:=['40,000,000 - 4'.G14]/['40,000,000 - 4'.G19]" office:value-type="float" office:value="1.33885993554867" calcext:value-type="float">
            <text:p>1.3388599355</text:p>
          </table:table-cell>
          <table:table-cell table:formula="of:=['40,000,000 - 4'.H14]/['40,000,000 - 4'.H19]" office:value-type="float" office:value="1.28785626416195" calcext:value-type="float">
            <text:p>1.2878562642</text:p>
          </table:table-cell>
          <table:table-cell table:formula="of:=['40,000,000 - 4'.I14]/['40,000,000 - 4'.I19]" office:value-type="float" office:value="1.40610189241654" calcext:value-type="float">
            <text:p>1.406101892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40,000,000 - 4'.G12]/['40,000,000 - 4'.G7]" office:value-type="float" office:value="0.314152595397285" calcext:value-type="float">
            <text:p>0.3141525954</text:p>
          </table:table-cell>
          <table:table-cell table:formula="of:=['40,000,000 - 4'.H12]/['40,000,000 - 4'.H7]" office:value-type="float" office:value="0.32379018826886" calcext:value-type="float">
            <text:p>0.3237901883</text:p>
          </table:table-cell>
          <table:table-cell table:formula="of:=['40,000,000 - 4'.I12]/['40,000,000 - 4'.I7]" office:value-type="float" office:value="0.315856140685358" calcext:value-type="float">
            <text:p>0.3158561407</text:p>
          </table:table-cell>
        </table:table-row>
        <table:table-row table:style-name="ro1">
          <table:table-cell table:number-columns-repeated="6"/>
          <table:table-cell table:formula="of:=['40,000,000 - 4'.G13]/['40,000,000 - 4'.G8]" office:value-type="float" office:value="0.303618700279143" calcext:value-type="float">
            <text:p>0.3036187003</text:p>
          </table:table-cell>
          <table:table-cell table:formula="of:=['40,000,000 - 4'.H13]/['40,000,000 - 4'.H8]" office:value-type="float" office:value="0.2946705350135" calcext:value-type="float">
            <text:p>0.294670535</text:p>
          </table:table-cell>
          <table:table-cell table:formula="of:=['40,000,000 - 4'.I13]/['40,000,000 - 4'.I8]" office:value-type="float" office:value="0.321164880022895" calcext:value-type="float">
            <text:p>0.32116488</text:p>
          </table:table-cell>
        </table:table-row>
        <table:table-row table:style-name="ro1">
          <table:table-cell table:number-columns-repeated="6"/>
          <table:table-cell table:formula="of:=['40,000,000 - 4'.G14]/['40,000,000 - 4'.G9]" office:value-type="float" office:value="0.3030244183753" calcext:value-type="float">
            <text:p>0.3030244184</text:p>
          </table:table-cell>
          <table:table-cell table:formula="of:=['40,000,000 - 4'.H14]/['40,000,000 - 4'.H9]" office:value-type="float" office:value="0.297216399106571" calcext:value-type="float">
            <text:p>0.2972163991</text:p>
          </table:table-cell>
          <table:table-cell table:formula="of:=['40,000,000 - 4'.I14]/['40,000,000 - 4'.I9]" office:value-type="float" office:value="0.309553518269105" calcext:value-type="float">
            <text:p>0.3095535183</text:p>
          </table:table-cell>
        </table:table-row>
      </table:table>
      <table:table table:name="1,600,000 - 1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 – 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6"/>
          <table:table-cell table:formula="of:=AVERAGE(['1,600,000 - 16'.A2:.E2])" office:value-type="string" office:string-value="" calcext:value-type="error">
            <text:p>#DIV/0!</text:p>
          </table:table-cell>
          <table:table-cell table:formula="of:=MIN(['1,600,000 - 16'.A2:.E2])" office:value-type="float" office:value="0" calcext:value-type="float">
            <text:p>0</text:p>
          </table:table-cell>
          <table:table-cell table:formula="of:=MAX(['1,600,000 - 16'.A2:.E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AVERAGE(['1,600,000 - 16'.A3:.E3])" office:value-type="string" office:string-value="" calcext:value-type="error">
            <text:p>#DIV/0!</text:p>
          </table:table-cell>
          <table:table-cell table:formula="of:=MIN(['1,600,000 - 16'.A3:.E3])" office:value-type="float" office:value="0" calcext:value-type="float">
            <text:p>0</text:p>
          </table:table-cell>
          <table:table-cell table:formula="of:=MAX(['1,600,000 - 16'.A3:.E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AVERAGE(['1,600,000 - 16'.A4:.E4])" office:value-type="string" office:string-value="" calcext:value-type="error">
            <text:p>#DIV/0!</text:p>
          </table:table-cell>
          <table:table-cell table:formula="of:=MIN(['1,600,000 - 16'.A4:.E4])" office:value-type="float" office:value="0" calcext:value-type="float">
            <text:p>0</text:p>
          </table:table-cell>
          <table:table-cell table:formula="of:=MAX(['1,600,000 - 16'.A4:.E4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 – I</text:p>
          </table:table-cell>
          <table:table-cell table:number-columns-repeated="8"/>
        </table:table-row>
        <table:table-row table:style-name="ro1">
          <table:table-cell office:value-type="float" office:value="8.394432368" calcext:value-type="float">
            <text:p>8.394432368</text:p>
          </table:table-cell>
          <table:table-cell office:value-type="float" office:value="8.448480286" calcext:value-type="float">
            <text:p>8.448480286</text:p>
          </table:table-cell>
          <table:table-cell office:value-type="float" office:value="8.094342952" calcext:value-type="float">
            <text:p>8.094342952</text:p>
          </table:table-cell>
          <table:table-cell office:value-type="float" office:value="8.153729845" calcext:value-type="float">
            <text:p>8.153729845</text:p>
          </table:table-cell>
          <table:table-cell office:value-type="float" office:value="7.928908708" calcext:value-type="float">
            <text:p>7.928908708</text:p>
          </table:table-cell>
          <table:table-cell/>
          <table:table-cell table:formula="of:=AVERAGE(['1,600,000 - 16'.A7:.E7])" office:value-type="float" office:value="8.2039788318" calcext:value-type="float">
            <text:p>8.2039788318</text:p>
          </table:table-cell>
          <table:table-cell table:formula="of:=MIN(['1,600,000 - 16'.A7:.E7])" office:value-type="float" office:value="7.928908708" calcext:value-type="float">
            <text:p>7.928908708</text:p>
          </table:table-cell>
          <table:table-cell table:formula="of:=MAX(['1,600,000 - 16'.A7:.E7])" office:value-type="float" office:value="8.448480286" calcext:value-type="float">
            <text:p>8.448480286</text:p>
          </table:table-cell>
        </table:table-row>
        <table:table-row table:style-name="ro1">
          <table:table-cell office:value-type="float" office:value="3.294935583" calcext:value-type="float">
            <text:p>3.294935583</text:p>
          </table:table-cell>
          <table:table-cell office:value-type="float" office:value="3.123731389" calcext:value-type="float">
            <text:p>3.123731389</text:p>
          </table:table-cell>
          <table:table-cell office:value-type="float" office:value="2.999469536" calcext:value-type="float">
            <text:p>2.999469536</text:p>
          </table:table-cell>
          <table:table-cell office:value-type="float" office:value="3.264927367" calcext:value-type="float">
            <text:p>3.264927367</text:p>
          </table:table-cell>
          <table:table-cell office:value-type="float" office:value="3.470556899" calcext:value-type="float">
            <text:p>3.470556899</text:p>
          </table:table-cell>
          <table:table-cell/>
          <table:table-cell table:formula="of:=AVERAGE(['1,600,000 - 16'.A8:.E8])" office:value-type="float" office:value="3.2307241548" calcext:value-type="float">
            <text:p>3.2307241548</text:p>
          </table:table-cell>
          <table:table-cell table:formula="of:=MIN(['1,600,000 - 16'.A8:.E8])" office:value-type="float" office:value="2.999469536" calcext:value-type="float">
            <text:p>2.999469536</text:p>
          </table:table-cell>
          <table:table-cell table:formula="of:=MAX(['1,600,000 - 16'.A8:.E8])" office:value-type="float" office:value="3.470556899" calcext:value-type="float">
            <text:p>3.470556899</text:p>
          </table:table-cell>
        </table:table-row>
        <table:table-row table:style-name="ro1">
          <table:table-cell office:value-type="float" office:value="1.415264821" calcext:value-type="float">
            <text:p>1.415264821</text:p>
          </table:table-cell>
          <table:table-cell office:value-type="float" office:value="1.528433002" calcext:value-type="float">
            <text:p>1.528433002</text:p>
          </table:table-cell>
          <table:table-cell office:value-type="float" office:value="1.739978016" calcext:value-type="float">
            <text:p>1.739978016</text:p>
          </table:table-cell>
          <table:table-cell office:value-type="float" office:value="1.930213964" calcext:value-type="float">
            <text:p>1.930213964</text:p>
          </table:table-cell>
          <table:table-cell office:value-type="float" office:value="1.804023487" calcext:value-type="float">
            <text:p>1.804023487</text:p>
          </table:table-cell>
          <table:table-cell/>
          <table:table-cell table:formula="of:=AVERAGE(['1,600,000 - 16'.A9:.E9])" office:value-type="float" office:value="1.683582658" calcext:value-type="float">
            <text:p>1.683582658</text:p>
          </table:table-cell>
          <table:table-cell table:formula="of:=MIN(['1,600,000 - 16'.A9:.E9])" office:value-type="float" office:value="1.415264821" calcext:value-type="float">
            <text:p>1.415264821</text:p>
          </table:table-cell>
          <table:table-cell table:formula="of:=MAX(['1,600,000 - 16'.A9:.E9])" office:value-type="float" office:value="1.930213964" calcext:value-type="float">
            <text:p>1.9302139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8"/>
        </table:table-row>
        <table:table-row table:style-name="ro1">
          <table:table-cell office:value-type="float" office:value="2.262171338" calcext:value-type="float">
            <text:p>2.262171338</text:p>
          </table:table-cell>
          <table:table-cell office:value-type="float" office:value="2.27572412" calcext:value-type="float">
            <text:p>2.27572412</text:p>
          </table:table-cell>
          <table:table-cell office:value-type="float" office:value="2.248682437" calcext:value-type="float">
            <text:p>2.248682437</text:p>
          </table:table-cell>
          <table:table-cell office:value-type="float" office:value="2.260120625" calcext:value-type="float">
            <text:p>2.260120625</text:p>
          </table:table-cell>
          <table:table-cell office:value-type="float" office:value="2.276608651" calcext:value-type="float">
            <text:p>2.276608651</text:p>
          </table:table-cell>
          <table:table-cell/>
          <table:table-cell table:formula="of:=AVERAGE(['1,600,000 - 16'.A12:.E12])" office:value-type="float" office:value="2.2646614342" calcext:value-type="float">
            <text:p>2.2646614342</text:p>
          </table:table-cell>
          <table:table-cell table:formula="of:=MIN(['1,600,000 - 16'.A12:.E12])" office:value-type="float" office:value="2.248682437" calcext:value-type="float">
            <text:p>2.248682437</text:p>
          </table:table-cell>
          <table:table-cell table:formula="of:=MAX(['1,600,000 - 16'.A12:.E12])" office:value-type="float" office:value="2.276608651" calcext:value-type="float">
            <text:p>2.276608651</text:p>
          </table:table-cell>
        </table:table-row>
        <table:table-row table:style-name="ro1">
          <table:table-cell office:value-type="float" office:value="0.547436118" calcext:value-type="float">
            <text:p>0.547436118</text:p>
          </table:table-cell>
          <table:table-cell office:value-type="float" office:value="0.590402749" calcext:value-type="float">
            <text:p>0.590402749</text:p>
          </table:table-cell>
          <table:table-cell office:value-type="float" office:value="0.607761581" calcext:value-type="float">
            <text:p>0.607761581</text:p>
          </table:table-cell>
          <table:table-cell office:value-type="float" office:value="0.56627473" calcext:value-type="float">
            <text:p>0.56627473</text:p>
          </table:table-cell>
          <table:table-cell office:value-type="float" office:value="0.606697357" calcext:value-type="float">
            <text:p>0.606697357</text:p>
          </table:table-cell>
          <table:table-cell/>
          <table:table-cell table:formula="of:=AVERAGE(['1,600,000 - 16'.A13:.E13])" office:value-type="float" office:value="0.583714507" calcext:value-type="float">
            <text:p>0.583714507</text:p>
          </table:table-cell>
          <table:table-cell table:formula="of:=MIN(['1,600,000 - 16'.A13:.E13])" office:value-type="float" office:value="0.547436118" calcext:value-type="float">
            <text:p>0.547436118</text:p>
          </table:table-cell>
          <table:table-cell table:formula="of:=MAX(['1,600,000 - 16'.A13:.E13])" office:value-type="float" office:value="0.607761581" calcext:value-type="float">
            <text:p>0.607761581</text:p>
          </table:table-cell>
        </table:table-row>
        <table:table-row table:style-name="ro1">
          <table:table-cell office:value-type="float" office:value="0.273273368" calcext:value-type="float">
            <text:p>0.273273368</text:p>
          </table:table-cell>
          <table:table-cell office:value-type="float" office:value="0.296378219" calcext:value-type="float">
            <text:p>0.296378219</text:p>
          </table:table-cell>
          <table:table-cell office:value-type="float" office:value="0.272240335" calcext:value-type="float">
            <text:p>0.272240335</text:p>
          </table:table-cell>
          <table:table-cell office:value-type="float" office:value="0.2713146" calcext:value-type="float">
            <text:p>0.2713146</text:p>
          </table:table-cell>
          <table:table-cell office:value-type="float" office:value="0.273261589" calcext:value-type="float">
            <text:p>0.273261589</text:p>
          </table:table-cell>
          <table:table-cell/>
          <table:table-cell table:formula="of:=AVERAGE(['1,600,000 - 16'.A14:.E14])" office:value-type="float" office:value="0.2772936222" calcext:value-type="float">
            <text:p>0.2772936222</text:p>
          </table:table-cell>
          <table:table-cell table:formula="of:=MIN(['1,600,000 - 16'.A14:.E14])" office:value-type="float" office:value="0.2713146" calcext:value-type="float">
            <text:p>0.2713146</text:p>
          </table:table-cell>
          <table:table-cell table:formula="of:=MAX(['1,600,000 - 16'.A14:.E14])" office:value-type="float" office:value="0.296378219" calcext:value-type="float">
            <text:p>0.2963782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8"/>
        </table:table-row>
        <table:table-row table:style-name="ro1">
          <table:table-cell office:value-type="float" office:value="0.523664" calcext:value-type="float">
            <text:p>0.523664</text:p>
          </table:table-cell>
          <table:table-cell office:value-type="float" office:value="0.516359" calcext:value-type="float">
            <text:p>0.516359</text:p>
          </table:table-cell>
          <table:table-cell office:value-type="float" office:value="0.495693" calcext:value-type="float">
            <text:p>0.495693</text:p>
          </table:table-cell>
          <table:table-cell office:value-type="float" office:value="0.513456" calcext:value-type="float">
            <text:p>0.513456</text:p>
          </table:table-cell>
          <table:table-cell office:value-type="float" office:value="0.507716" calcext:value-type="float">
            <text:p>0.507716</text:p>
          </table:table-cell>
          <table:table-cell/>
          <table:table-cell table:formula="of:=AVERAGE(['1,600,000 - 16'.A17:.E17])" office:value-type="float" office:value="0.5113776" calcext:value-type="float">
            <text:p>0.5113776</text:p>
          </table:table-cell>
          <table:table-cell table:formula="of:=MIN(['1,600,000 - 16'.A17:.E17])" office:value-type="float" office:value="0.495693" calcext:value-type="float">
            <text:p>0.495693</text:p>
          </table:table-cell>
          <table:table-cell table:formula="of:=MAX(['1,600,000 - 16'.A17:.E17])" office:value-type="float" office:value="0.523664" calcext:value-type="float">
            <text:p>0.523664</text:p>
          </table:table-cell>
        </table:table-row>
        <table:table-row table:style-name="ro1">
          <table:table-cell office:value-type="float" office:value="0.500696" calcext:value-type="float">
            <text:p>0.500696</text:p>
          </table:table-cell>
          <table:table-cell office:value-type="float" office:value="0.506217" calcext:value-type="float">
            <text:p>0.506217</text:p>
          </table:table-cell>
          <table:table-cell office:value-type="float" office:value="0.519074" calcext:value-type="float">
            <text:p>0.519074</text:p>
          </table:table-cell>
          <table:table-cell office:value-type="float" office:value="0.501837" calcext:value-type="float">
            <text:p>0.501837</text:p>
          </table:table-cell>
          <table:table-cell office:value-type="float" office:value="0.493278" calcext:value-type="float">
            <text:p>0.493278</text:p>
          </table:table-cell>
          <table:table-cell/>
          <table:table-cell table:formula="of:=AVERAGE(['1,600,000 - 16'.A18:.E18])" office:value-type="float" office:value="0.5042204" calcext:value-type="float">
            <text:p>0.5042204</text:p>
          </table:table-cell>
          <table:table-cell table:formula="of:=MIN(['1,600,000 - 16'.A18:.E18])" office:value-type="float" office:value="0.493278" calcext:value-type="float">
            <text:p>0.493278</text:p>
          </table:table-cell>
          <table:table-cell table:formula="of:=MAX(['1,600,000 - 16'.A18:.E18])" office:value-type="float" office:value="0.519074" calcext:value-type="float">
            <text:p>0.519074</text:p>
          </table:table-cell>
        </table:table-row>
        <table:table-row table:style-name="ro1">
          <table:table-cell office:value-type="float" office:value="0.25235" calcext:value-type="float">
            <text:p>0.25235</text:p>
          </table:table-cell>
          <table:table-cell office:value-type="float" office:value="0.25501" calcext:value-type="float">
            <text:p>0.25501</text:p>
          </table:table-cell>
          <table:table-cell office:value-type="float" office:value="0.248662" calcext:value-type="float">
            <text:p>0.248662</text:p>
          </table:table-cell>
          <table:table-cell office:value-type="float" office:value="0.253779" calcext:value-type="float">
            <text:p>0.253779</text:p>
          </table:table-cell>
          <table:table-cell office:value-type="float" office:value="0.248598" calcext:value-type="float">
            <text:p>0.248598</text:p>
          </table:table-cell>
          <table:table-cell/>
          <table:table-cell table:formula="of:=AVERAGE(['1,600,000 - 16'.A19:.E19])" office:value-type="float" office:value="0.2516798" calcext:value-type="float">
            <text:p>0.2516798</text:p>
          </table:table-cell>
          <table:table-cell table:formula="of:=MIN(['1,600,000 - 16'.A19:.E19])" office:value-type="float" office:value="0.248598" calcext:value-type="float">
            <text:p>0.248598</text:p>
          </table:table-cell>
          <table:table-cell table:formula="of:=MAX(['1,600,000 - 16'.A19:.E19])" office:value-type="float" office:value="0.25501" calcext:value-type="float">
            <text:p>0.255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,600,000 - 16'.G12]/['1,600,000 - 16'.G17]" office:value-type="float" office:value="4.42855032015481" calcext:value-type="float">
            <text:p>4.4285503202</text:p>
          </table:table-cell>
          <table:table-cell table:formula="of:=['1,600,000 - 16'.H12]/['1,600,000 - 16'.H17]" office:value-type="float" office:value="4.53644178352327" calcext:value-type="float">
            <text:p>4.5364417835</text:p>
          </table:table-cell>
          <table:table-cell table:formula="of:=['1,600,000 - 16'.I12]/['1,600,000 - 16'.I17]" office:value-type="float" office:value="4.34746068280424" calcext:value-type="float">
            <text:p>4.3474606828</text:p>
          </table:table-cell>
        </table:table-row>
        <table:table-row table:style-name="ro1">
          <table:table-cell table:number-columns-repeated="6"/>
          <table:table-cell table:formula="of:=['1,600,000 - 16'.G13]/['1,600,000 - 16'.G18]" office:value-type="float" office:value="1.15765745892074" calcext:value-type="float">
            <text:p>1.1576574589</text:p>
          </table:table-cell>
          <table:table-cell table:formula="of:=['1,600,000 - 16'.H13]/['1,600,000 - 16'.H18]" office:value-type="float" office:value="1.10979228345882" calcext:value-type="float">
            <text:p>1.1097922835</text:p>
          </table:table-cell>
          <table:table-cell table:formula="of:=['1,600,000 - 16'.I13]/['1,600,000 - 16'.I18]" office:value-type="float" office:value="1.1708572978034" calcext:value-type="float">
            <text:p>1.1708572978</text:p>
          </table:table-cell>
        </table:table-row>
        <table:table-row table:style-name="ro1">
          <table:table-cell table:number-columns-repeated="6"/>
          <table:table-cell table:formula="of:=['1,600,000 - 16'.G14]/['1,600,000 - 16'.G19]" office:value-type="float" office:value="1.10177146596588" calcext:value-type="float">
            <text:p>1.101771466</text:p>
          </table:table-cell>
          <table:table-cell table:formula="of:=['1,600,000 - 16'.H14]/['1,600,000 - 16'.H19]" office:value-type="float" office:value="1.09137885260541" calcext:value-type="float">
            <text:p>1.0913788526</text:p>
          </table:table-cell>
          <table:table-cell table:formula="of:=['1,600,000 - 16'.I14]/['1,600,000 - 16'.I19]" office:value-type="float" office:value="1.1622219481589" calcext:value-type="float">
            <text:p>1.16222194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,600,000 - 16'.G12]/['1,600,000 - 16'.G7]" office:value-type="float" office:value="0.276044280541265" calcext:value-type="float">
            <text:p>0.2760442805</text:p>
          </table:table-cell>
          <table:table-cell table:formula="of:=['1,600,000 - 16'.H12]/['1,600,000 - 16'.H7]" office:value-type="float" office:value="0.283605540158528" calcext:value-type="float">
            <text:p>0.2836055402</text:p>
          </table:table-cell>
          <table:table-cell table:formula="of:=['1,600,000 - 16'.I12]/['1,600,000 - 16'.I7]" office:value-type="float" office:value="0.26946960564879" calcext:value-type="float">
            <text:p>0.2694696056</text:p>
          </table:table-cell>
        </table:table-row>
        <table:table-row table:style-name="ro1">
          <table:table-cell table:number-columns-repeated="6"/>
          <table:table-cell table:formula="of:=['1,600,000 - 16'.G13]/['1,600,000 - 16'.G8]" office:value-type="float" office:value="0.18067605868881" calcext:value-type="float">
            <text:p>0.1806760587</text:p>
          </table:table-cell>
          <table:table-cell table:formula="of:=['1,600,000 - 16'.H13]/['1,600,000 - 16'.H8]" office:value-type="float" office:value="0.182510977834449" calcext:value-type="float">
            <text:p>0.1825109778</text:p>
          </table:table-cell>
          <table:table-cell table:formula="of:=['1,600,000 - 16'.I13]/['1,600,000 - 16'.I8]" office:value-type="float" office:value="0.175119324848159" calcext:value-type="float">
            <text:p>0.1751193248</text:p>
          </table:table-cell>
        </table:table-row>
        <table:table-row table:style-name="ro1">
          <table:table-cell table:number-columns-repeated="6"/>
          <table:table-cell table:formula="of:=['1,600,000 - 16'.G14]/['1,600,000 - 16'.G9]" office:value-type="float" office:value="0.164704489489936" calcext:value-type="float">
            <text:p>0.1647044895</text:p>
          </table:table-cell>
          <table:table-cell table:formula="of:=['1,600,000 - 16'.H14]/['1,600,000 - 16'.H9]" office:value-type="float" office:value="0.191705888519361" calcext:value-type="float">
            <text:p>0.1917058885</text:p>
          </table:table-cell>
          <table:table-cell table:formula="of:=['1,600,000 - 16'.I14]/['1,600,000 - 16'.I9]" office:value-type="float" office:value="0.153546821506675" calcext:value-type="float">
            <text:p>0.1535468215</text:p>
          </table:table-cell>
        </table:table-row>
      </table:table>
      <table:table table:name="16,000,000 - 1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 office:value-type="string" calcext:value-type="string">
            <text:p>DA – M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2.62854803" calcext:value-type="float">
            <text:p>32.62854803</text:p>
          </table:table-cell>
          <table:table-cell office:value-type="float" office:value="34.172142662" calcext:value-type="float">
            <text:p>34.172142662</text:p>
          </table:table-cell>
          <table:table-cell office:value-type="float" office:value="32.731470508" calcext:value-type="float">
            <text:p>32.731470508</text:p>
          </table:table-cell>
          <table:table-cell office:value-type="float" office:value="32.382381188" calcext:value-type="float">
            <text:p>32.382381188</text:p>
          </table:table-cell>
          <table:table-cell office:value-type="float" office:value="32.73223234" calcext:value-type="float">
            <text:p>32.73223234</text:p>
          </table:table-cell>
          <table:table-cell/>
          <table:table-cell table:formula="of:=AVERAGE(['16,000,000 - 16'.A2:.E2])" office:value-type="float" office:value="32.9293549456" calcext:value-type="float">
            <text:p>32.9293549456</text:p>
          </table:table-cell>
          <table:table-cell table:formula="of:=MIN(['16,000,000 - 16'.A2:.E2])" office:value-type="float" office:value="32.382381188" calcext:value-type="float">
            <text:p>32.382381188</text:p>
          </table:table-cell>
          <table:table-cell table:formula="of:=MAX(['16,000,000 - 16'.A2:.E2])" office:value-type="float" office:value="34.172142662" calcext:value-type="float">
            <text:p>34.172142662</text:p>
          </table:table-cell>
        </table:table-row>
        <table:table-row table:style-name="ro1">
          <table:table-cell office:value-type="float" office:value="26.218521874" calcext:value-type="float">
            <text:p>26.218521874</text:p>
          </table:table-cell>
          <table:table-cell office:value-type="float" office:value="25.929782843" calcext:value-type="float">
            <text:p>25.929782843</text:p>
          </table:table-cell>
          <table:table-cell office:value-type="float" office:value="26.149054518" calcext:value-type="float">
            <text:p>26.149054518</text:p>
          </table:table-cell>
          <table:table-cell office:value-type="float" office:value="25.923896246" calcext:value-type="float">
            <text:p>25.923896246</text:p>
          </table:table-cell>
          <table:table-cell office:value-type="float" office:value="26.007190464" calcext:value-type="float">
            <text:p>26.007190464</text:p>
          </table:table-cell>
          <table:table-cell/>
          <table:table-cell table:formula="of:=AVERAGE(['16,000,000 - 16'.A3:.E3])" office:value-type="float" office:value="26.045689189" calcext:value-type="float">
            <text:p>26.045689189</text:p>
          </table:table-cell>
          <table:table-cell table:formula="of:=MIN(['16,000,000 - 16'.A3:.E3])" office:value-type="float" office:value="25.923896246" calcext:value-type="float">
            <text:p>25.923896246</text:p>
          </table:table-cell>
          <table:table-cell table:formula="of:=MAX(['16,000,000 - 16'.A3:.E3])" office:value-type="float" office:value="26.218521874" calcext:value-type="float">
            <text:p>26.218521874</text:p>
          </table:table-cell>
        </table:table-row>
        <table:table-row table:style-name="ro1">
          <table:table-cell office:value-type="float" office:value="13.817435675" calcext:value-type="float">
            <text:p>13.817435675</text:p>
          </table:table-cell>
          <table:table-cell office:value-type="float" office:value="13.638129255" calcext:value-type="float">
            <text:p>13.638129255</text:p>
          </table:table-cell>
          <table:table-cell office:value-type="float" office:value="13.727595566" calcext:value-type="float">
            <text:p>13.727595566</text:p>
          </table:table-cell>
          <table:table-cell office:value-type="float" office:value="14.505595617" calcext:value-type="float">
            <text:p>14.505595617</text:p>
          </table:table-cell>
          <table:table-cell office:value-type="float" office:value="13.584432031" calcext:value-type="float">
            <text:p>13.584432031</text:p>
          </table:table-cell>
          <table:table-cell/>
          <table:table-cell table:formula="of:=AVERAGE(['16,000,000 - 16'.A4:.E4])" office:value-type="float" office:value="13.8546376288" calcext:value-type="float">
            <text:p>13.8546376288</text:p>
          </table:table-cell>
          <table:table-cell table:formula="of:=MIN(['16,000,000 - 16'.A4:.E4])" office:value-type="float" office:value="13.584432031" calcext:value-type="float">
            <text:p>13.584432031</text:p>
          </table:table-cell>
          <table:table-cell table:formula="of:=MAX(['16,000,000 - 16'.A4:.E4])" office:value-type="float" office:value="14.505595617" calcext:value-type="float">
            <text:p>14.5055956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 office:value-type="string" calcext:value-type="string">
            <text:p>DA – I</text:p>
          </table:table-cell>
          <table:table-cell table:number-columns-repeated="4"/>
        </table:table-row>
        <table:table-row table:style-name="ro1">
          <table:table-cell office:value-type="float" office:value="26.440260862" calcext:value-type="float">
            <text:p>26.440260862</text:p>
          </table:table-cell>
          <table:table-cell office:value-type="float" office:value="28.600596846" calcext:value-type="float">
            <text:p>28.600596846</text:p>
          </table:table-cell>
          <table:table-cell office:value-type="float" office:value="30.190131971" calcext:value-type="float">
            <text:p>30.190131971</text:p>
          </table:table-cell>
          <table:table-cell office:value-type="float" office:value="29.856084345" calcext:value-type="float">
            <text:p>29.856084345</text:p>
          </table:table-cell>
          <table:table-cell office:value-type="float" office:value="28.33040362" calcext:value-type="float">
            <text:p>28.33040362</text:p>
          </table:table-cell>
          <table:table-cell/>
          <table:table-cell table:formula="of:=AVERAGE(['16,000,000 - 16'.A7:.E7])" office:value-type="float" office:value="28.6834955288" calcext:value-type="float">
            <text:p>28.6834955288</text:p>
          </table:table-cell>
          <table:table-cell table:formula="of:=MIN(['16,000,000 - 16'.A7:.E7])" office:value-type="float" office:value="26.440260862" calcext:value-type="float">
            <text:p>26.440260862</text:p>
          </table:table-cell>
          <table:table-cell table:formula="of:=MAX(['16,000,000 - 16'.A7:.E7])" office:value-type="float" office:value="30.190131971" calcext:value-type="float">
            <text:p>30.190131971</text:p>
          </table:table-cell>
        </table:table-row>
        <table:table-row table:style-name="ro1">
          <table:table-cell office:value-type="float" office:value="20.864593869" calcext:value-type="float">
            <text:p>20.864593869</text:p>
          </table:table-cell>
          <table:table-cell office:value-type="float" office:value="21.480105678" calcext:value-type="float">
            <text:p>21.480105678</text:p>
          </table:table-cell>
          <table:table-cell office:value-type="float" office:value="22.865531125" calcext:value-type="float">
            <text:p>22.865531125</text:p>
          </table:table-cell>
          <table:table-cell office:value-type="float" office:value="22.373050514" calcext:value-type="float">
            <text:p>22.373050514</text:p>
          </table:table-cell>
          <table:table-cell office:value-type="float" office:value="20.088410673" calcext:value-type="float">
            <text:p>20.088410673</text:p>
          </table:table-cell>
          <table:table-cell/>
          <table:table-cell table:formula="of:=AVERAGE(['16,000,000 - 16'.A8:.E8])" office:value-type="float" office:value="21.5343383718" calcext:value-type="float">
            <text:p>21.5343383718</text:p>
          </table:table-cell>
          <table:table-cell table:formula="of:=MIN(['16,000,000 - 16'.A8:.E8])" office:value-type="float" office:value="20.088410673" calcext:value-type="float">
            <text:p>20.088410673</text:p>
          </table:table-cell>
          <table:table-cell table:formula="of:=MAX(['16,000,000 - 16'.A8:.E8])" office:value-type="float" office:value="22.865531125" calcext:value-type="float">
            <text:p>22.865531125</text:p>
          </table:table-cell>
        </table:table-row>
        <table:table-row table:style-name="ro1">
          <table:table-cell office:value-type="float" office:value="11.535167341" calcext:value-type="float">
            <text:p>11.535167341</text:p>
          </table:table-cell>
          <table:table-cell office:value-type="float" office:value="12.130600961" calcext:value-type="float">
            <text:p>12.130600961</text:p>
          </table:table-cell>
          <table:table-cell office:value-type="float" office:value="12.388631068" calcext:value-type="float">
            <text:p>12.388631068</text:p>
          </table:table-cell>
          <table:table-cell office:value-type="float" office:value="11.131587705" calcext:value-type="float">
            <text:p>11.131587705</text:p>
          </table:table-cell>
          <table:table-cell office:value-type="float" office:value="10.716022664" calcext:value-type="float">
            <text:p>10.716022664</text:p>
          </table:table-cell>
          <table:table-cell/>
          <table:table-cell table:formula="of:=AVERAGE(['16,000,000 - 16'.A9:.E9])" office:value-type="float" office:value="11.5804019478" calcext:value-type="float">
            <text:p>11.5804019478</text:p>
          </table:table-cell>
          <table:table-cell table:formula="of:=MIN(['16,000,000 - 16'.A9:.E9])" office:value-type="float" office:value="10.716022664" calcext:value-type="float">
            <text:p>10.716022664</text:p>
          </table:table-cell>
          <table:table-cell table:formula="of:=MAX(['16,000,000 - 16'.A9:.E9])" office:value-type="float" office:value="12.388631068" calcext:value-type="float">
            <text:p>12.3886310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3"/>
          <table:table-cell office:value-type="string" calcext:value-type="string">
            <text:p>JP</text:p>
          </table:table-cell>
          <table:table-cell table:number-columns-repeated="4"/>
        </table:table-row>
        <table:table-row table:style-name="ro1">
          <table:table-cell office:value-type="float" office:value="9.204918302" calcext:value-type="float">
            <text:p>9.204918302</text:p>
          </table:table-cell>
          <table:table-cell office:value-type="float" office:value="9.260090101" calcext:value-type="float">
            <text:p>9.260090101</text:p>
          </table:table-cell>
          <table:table-cell office:value-type="float" office:value="9.104537087" calcext:value-type="float">
            <text:p>9.104537087</text:p>
          </table:table-cell>
          <table:table-cell office:value-type="float" office:value="9.234226884" calcext:value-type="float">
            <text:p>9.234226884</text:p>
          </table:table-cell>
          <table:table-cell office:value-type="float" office:value="9.137657431" calcext:value-type="float">
            <text:p>9.137657431</text:p>
          </table:table-cell>
          <table:table-cell/>
          <table:table-cell table:formula="of:=AVERAGE(['16,000,000 - 16'.A12:.E12])" office:value-type="float" office:value="9.188285961" calcext:value-type="float">
            <text:p>9.188285961</text:p>
          </table:table-cell>
          <table:table-cell table:formula="of:=MIN(['16,000,000 - 16'.A12:.E12])" office:value-type="float" office:value="9.104537087" calcext:value-type="float">
            <text:p>9.104537087</text:p>
          </table:table-cell>
          <table:table-cell table:formula="of:=MAX(['16,000,000 - 16'.A12:.E12])" office:value-type="float" office:value="9.260090101" calcext:value-type="float">
            <text:p>9.260090101</text:p>
          </table:table-cell>
        </table:table-row>
        <table:table-row table:style-name="ro1">
          <table:table-cell office:value-type="float" office:value="7.454853412" calcext:value-type="float">
            <text:p>7.454853412</text:p>
          </table:table-cell>
          <table:table-cell office:value-type="float" office:value="7.466541917" calcext:value-type="float">
            <text:p>7.466541917</text:p>
          </table:table-cell>
          <table:table-cell office:value-type="float" office:value="7.360983453" calcext:value-type="float">
            <text:p>7.360983453</text:p>
          </table:table-cell>
          <table:table-cell office:value-type="float" office:value="7.595983703" calcext:value-type="float">
            <text:p>7.595983703</text:p>
          </table:table-cell>
          <table:table-cell office:value-type="float" office:value="7.439978047" calcext:value-type="float">
            <text:p>7.439978047</text:p>
          </table:table-cell>
          <table:table-cell/>
          <table:table-cell table:formula="of:=AVERAGE(['16,000,000 - 16'.A13:.E13])" office:value-type="float" office:value="7.4636681064" calcext:value-type="float">
            <text:p>7.4636681064</text:p>
          </table:table-cell>
          <table:table-cell table:formula="of:=MIN(['16,000,000 - 16'.A13:.E13])" office:value-type="float" office:value="7.360983453" calcext:value-type="float">
            <text:p>7.360983453</text:p>
          </table:table-cell>
          <table:table-cell table:formula="of:=MAX(['16,000,000 - 16'.A13:.E13])" office:value-type="float" office:value="7.595983703" calcext:value-type="float">
            <text:p>7.595983703</text:p>
          </table:table-cell>
        </table:table-row>
        <table:table-row table:style-name="ro1">
          <table:table-cell office:value-type="float" office:value="3.716596819" calcext:value-type="float">
            <text:p>3.716596819</text:p>
          </table:table-cell>
          <table:table-cell office:value-type="float" office:value="3.734286233" calcext:value-type="float">
            <text:p>3.734286233</text:p>
          </table:table-cell>
          <table:table-cell office:value-type="float" office:value="3.669411999" calcext:value-type="float">
            <text:p>3.669411999</text:p>
          </table:table-cell>
          <table:table-cell office:value-type="float" office:value="3.725851712" calcext:value-type="float">
            <text:p>3.725851712</text:p>
          </table:table-cell>
          <table:table-cell office:value-type="float" office:value="3.702394846" calcext:value-type="float">
            <text:p>3.702394846</text:p>
          </table:table-cell>
          <table:table-cell/>
          <table:table-cell table:formula="of:=AVERAGE(['16,000,000 - 16'.A14:.E14])" office:value-type="float" office:value="3.7097083218" calcext:value-type="float">
            <text:p>3.7097083218</text:p>
          </table:table-cell>
          <table:table-cell table:formula="of:=MIN(['16,000,000 - 16'.A14:.E14])" office:value-type="float" office:value="3.669411999" calcext:value-type="float">
            <text:p>3.669411999</text:p>
          </table:table-cell>
          <table:table-cell table:formula="of:=MAX(['16,000,000 - 16'.A14:.E14])" office:value-type="float" office:value="3.734286233" calcext:value-type="float">
            <text:p>3.73428623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3"/>
          <table:table-cell office:value-type="string" calcext:value-type="string">
            <text:p>eP</text:p>
          </table:table-cell>
          <table:table-cell table:number-columns-repeated="4"/>
        </table:table-row>
        <table:table-row table:style-name="ro1">
          <table:table-cell office:value-type="float" office:value="7.52068" calcext:value-type="float">
            <text:p>7.52068</text:p>
          </table:table-cell>
          <table:table-cell office:value-type="float" office:value="7.4629" calcext:value-type="float">
            <text:p>7.4629</text:p>
          </table:table-cell>
          <table:table-cell office:value-type="float" office:value="7.42752" calcext:value-type="float">
            <text:p>7.42752</text:p>
          </table:table-cell>
          <table:table-cell office:value-type="float" office:value="7.3309" calcext:value-type="float">
            <text:p>7.3309</text:p>
          </table:table-cell>
          <table:table-cell office:value-type="float" office:value="7.45383" calcext:value-type="float">
            <text:p>7.45383</text:p>
          </table:table-cell>
          <table:table-cell/>
          <table:table-cell table:formula="of:=AVERAGE(['16,000,000 - 16'.A17:.E17])" office:value-type="float" office:value="7.439166" calcext:value-type="float">
            <text:p>7.439166</text:p>
          </table:table-cell>
          <table:table-cell table:formula="of:=MIN(['16,000,000 - 16'.A17:.E17])" office:value-type="float" office:value="7.3309" calcext:value-type="float">
            <text:p>7.3309</text:p>
          </table:table-cell>
          <table:table-cell table:formula="of:=MAX(['16,000,000 - 16'.A17:.E17])" office:value-type="float" office:value="7.52068" calcext:value-type="float">
            <text:p>7.52068</text:p>
          </table:table-cell>
        </table:table-row>
        <table:table-row table:style-name="ro1">
          <table:table-cell office:value-type="float" office:value="7.39501" calcext:value-type="float">
            <text:p>7.39501</text:p>
          </table:table-cell>
          <table:table-cell office:value-type="float" office:value="7.40969" calcext:value-type="float">
            <text:p>7.40969</text:p>
          </table:table-cell>
          <table:table-cell office:value-type="float" office:value="7.36599" calcext:value-type="float">
            <text:p>7.36599</text:p>
          </table:table-cell>
          <table:table-cell office:value-type="float" office:value="7.32456" calcext:value-type="float">
            <text:p>7.32456</text:p>
          </table:table-cell>
          <table:table-cell office:value-type="float" office:value="7.48964" calcext:value-type="float">
            <text:p>7.48964</text:p>
          </table:table-cell>
          <table:table-cell/>
          <table:table-cell table:formula="of:=AVERAGE(['16,000,000 - 16'.A18:.E18])" office:value-type="float" office:value="7.396978" calcext:value-type="float">
            <text:p>7.396978</text:p>
          </table:table-cell>
          <table:table-cell table:formula="of:=MIN(['16,000,000 - 16'.A18:.E18])" office:value-type="float" office:value="7.32456" calcext:value-type="float">
            <text:p>7.32456</text:p>
          </table:table-cell>
          <table:table-cell table:formula="of:=MAX(['16,000,000 - 16'.A18:.E18])" office:value-type="float" office:value="7.48964" calcext:value-type="float">
            <text:p>7.48964</text:p>
          </table:table-cell>
        </table:table-row>
        <table:table-row table:style-name="ro1">
          <table:table-cell office:value-type="float" office:value="3.73314" calcext:value-type="float">
            <text:p>3.73314</text:p>
          </table:table-cell>
          <table:table-cell office:value-type="float" office:value="3.73152" calcext:value-type="float">
            <text:p>3.73152</text:p>
          </table:table-cell>
          <table:table-cell office:value-type="float" office:value="3.71486" calcext:value-type="float">
            <text:p>3.71486</text:p>
          </table:table-cell>
          <table:table-cell office:value-type="float" office:value="3.69729" calcext:value-type="float">
            <text:p>3.69729</text:p>
          </table:table-cell>
          <table:table-cell office:value-type="float" office:value="3.7329" calcext:value-type="float">
            <text:p>3.7329</text:p>
          </table:table-cell>
          <table:table-cell/>
          <table:table-cell table:formula="of:=AVERAGE(['16,000,000 - 16'.A19:.E19])" office:value-type="float" office:value="3.721942" calcext:value-type="float">
            <text:p>3.721942</text:p>
          </table:table-cell>
          <table:table-cell table:formula="of:=MIN(['16,000,000 - 16'.A19:.E19])" office:value-type="float" office:value="3.69729" calcext:value-type="float">
            <text:p>3.69729</text:p>
          </table:table-cell>
          <table:table-cell table:formula="of:=MAX(['16,000,000 - 16'.A19:.E19])" office:value-type="float" office:value="3.73314" calcext:value-type="float">
            <text:p>3.733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/ep</text:p>
          </table:table-cell>
          <table:table-cell table:number-columns-repeated="3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6,000,000 - 16'.G12]/['16,000,000 - 16'.G17]" office:value-type="float" office:value="1.23512312549552" calcext:value-type="float">
            <text:p>1.2351231255</text:p>
          </table:table-cell>
          <table:table-cell table:formula="of:=['16,000,000 - 16'.H12]/['16,000,000 - 16'.H17]" office:value-type="float" office:value="1.24193988282476" calcext:value-type="float">
            <text:p>1.2419398828</text:p>
          </table:table-cell>
          <table:table-cell table:formula="of:=['16,000,000 - 16'.I12]/['16,000,000 - 16'.I17]" office:value-type="float" office:value="1.23128362076302" calcext:value-type="float">
            <text:p>1.2312836208</text:p>
          </table:table-cell>
        </table:table-row>
        <table:table-row table:style-name="ro1">
          <table:table-cell table:number-columns-repeated="6"/>
          <table:table-cell table:formula="of:=['16,000,000 - 16'.G13]/['16,000,000 - 16'.G18]" office:value-type="float" office:value="1.00901585842218" calcext:value-type="float">
            <text:p>1.0090158584</text:p>
          </table:table-cell>
          <table:table-cell table:formula="of:=['16,000,000 - 16'.H13]/['16,000,000 - 16'.H18]" office:value-type="float" office:value="1.00497278375766" calcext:value-type="float">
            <text:p>1.0049727838</text:p>
          </table:table-cell>
          <table:table-cell table:formula="of:=['16,000,000 - 16'.I13]/['16,000,000 - 16'.I18]" office:value-type="float" office:value="1.01419877363932" calcext:value-type="float">
            <text:p>1.0141987736</text:p>
          </table:table-cell>
        </table:table-row>
        <table:table-row table:style-name="ro1">
          <table:table-cell table:number-columns-repeated="6"/>
          <table:table-cell table:formula="of:=['16,000,000 - 16'.G14]/['16,000,000 - 16'.G19]" office:value-type="float" office:value="0.996713092734922" calcext:value-type="float">
            <text:p>0.9967130927</text:p>
          </table:table-cell>
          <table:table-cell table:formula="of:=['16,000,000 - 16'.H14]/['16,000,000 - 16'.H19]" office:value-type="float" office:value="0.99245988250854" calcext:value-type="float">
            <text:p>0.9924598825</text:p>
          </table:table-cell>
          <table:table-cell table:formula="of:=['16,000,000 - 16'.I14]/['16,000,000 - 16'.I19]" office:value-type="float" office:value="1.00030704259685" calcext:value-type="float">
            <text:p>1.00030704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/DA-I</text:p>
          </table:table-cell>
          <table:table-cell table:number-columns-repeated="3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6,000,000 - 16'.G12]/['16,000,000 - 16'.G7]" office:value-type="float" office:value="0.320333550413142" calcext:value-type="float">
            <text:p>0.3203335504</text:p>
          </table:table-cell>
          <table:table-cell table:formula="of:=['16,000,000 - 16'.H12]/['16,000,000 - 16'.H7]" office:value-type="float" office:value="0.34434369367683" calcext:value-type="float">
            <text:p>0.3443436937</text:p>
          </table:table-cell>
          <table:table-cell table:formula="of:=['16,000,000 - 16'.I12]/['16,000,000 - 16'.I7]" office:value-type="float" office:value="0.306725724481597" calcext:value-type="float">
            <text:p>0.3067257245</text:p>
          </table:table-cell>
        </table:table-row>
        <table:table-row table:style-name="ro1">
          <table:table-cell table:number-columns-repeated="6"/>
          <table:table-cell table:formula="of:=['16,000,000 - 16'.G13]/['16,000,000 - 16'.G8]" office:value-type="float" office:value="0.346593797196664" calcext:value-type="float">
            <text:p>0.3465937972</text:p>
          </table:table-cell>
          <table:table-cell table:formula="of:=['16,000,000 - 16'.H13]/['16,000,000 - 16'.H8]" office:value-type="float" office:value="0.366429359336704" calcext:value-type="float">
            <text:p>0.3664293593</text:p>
          </table:table-cell>
          <table:table-cell table:formula="of:=['16,000,000 - 16'.I13]/['16,000,000 - 16'.I8]" office:value-type="float" office:value="0.332202373147368" calcext:value-type="float">
            <text:p>0.3322023731</text:p>
          </table:table-cell>
        </table:table-row>
        <table:table-row table:style-name="ro1">
          <table:table-cell table:number-columns-repeated="6"/>
          <table:table-cell table:formula="of:=['16,000,000 - 16'.G14]/['16,000,000 - 16'.G9]" office:value-type="float" office:value="0.32034365806316" calcext:value-type="float">
            <text:p>0.3203436581</text:p>
          </table:table-cell>
          <table:table-cell table:formula="of:=['16,000,000 - 16'.H14]/['16,000,000 - 16'.H9]" office:value-type="float" office:value="0.342422941239871" calcext:value-type="float">
            <text:p>0.3424229412</text:p>
          </table:table-cell>
          <table:table-cell table:formula="of:=['16,000,000 - 16'.I14]/['16,000,000 - 16'.I9]" office:value-type="float" office:value="0.301428480072" calcext:value-type="float">
            <text:p>0.3014284801</text:p>
          </table:table-cell>
        </table:table-row>
      </table:table>
      <table:table table:name="160,000,000 - 1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 – 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19.13311294" calcext:value-type="float">
            <text:p>219.13311294</text:p>
          </table:table-cell>
          <table:table-cell office:value-type="float" office:value="218.99219925" calcext:value-type="float">
            <text:p>218.99219925</text:p>
          </table:table-cell>
          <table:table-cell office:value-type="float" office:value="218.294275249" calcext:value-type="float">
            <text:p>218.294275249</text:p>
          </table:table-cell>
          <table:table-cell office:value-type="float" office:value="218.154059285" calcext:value-type="float">
            <text:p>218.154059285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160,000,000 - 16'.A2:.E2])" office:value-type="string" office:string-value="" calcext:value-type="error">
            <text:p>#DIV/0!</text:p>
          </table:table-cell>
          <table:table-cell table:formula="of:=MIN(['160,000,000 - 16'.A2:.E2])" office:value-type="string" office:string-value="" calcext:value-type="error">
            <text:p>#DIV/0!</text:p>
          </table:table-cell>
          <table:table-cell table:formula="of:=MAX(['160,000,000 - 16'.A2:.E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14.190886651" calcext:value-type="float">
            <text:p>214.190886651</text:p>
          </table:table-cell>
          <table:table-cell office:value-type="float" office:value="214.121569573" calcext:value-type="float">
            <text:p>214.121569573</text:p>
          </table:table-cell>
          <table:table-cell office:value-type="float" office:value="214.224285878" calcext:value-type="float">
            <text:p>214.224285878</text:p>
          </table:table-cell>
          <table:table-cell office:value-type="float" office:value="215.028557412" calcext:value-type="float">
            <text:p>215.028557412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160,000,000 - 16'.A3:.E3])" office:value-type="string" office:string-value="" calcext:value-type="error">
            <text:p>#DIV/0!</text:p>
          </table:table-cell>
          <table:table-cell table:formula="of:=MIN(['160,000,000 - 16'.A3:.E3])" office:value-type="string" office:string-value="" calcext:value-type="error">
            <text:p>#DIV/0!</text:p>
          </table:table-cell>
          <table:table-cell table:formula="of:=MAX(['160,000,000 - 16'.A3:.E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7.507462995" calcext:value-type="float">
            <text:p>107.507462995</text:p>
          </table:table-cell>
          <table:table-cell office:value-type="float" office:value="108.030924945" calcext:value-type="float">
            <text:p>108.030924945</text:p>
          </table:table-cell>
          <table:table-cell office:value-type="float" office:value="110.260695342" calcext:value-type="float">
            <text:p>110.260695342</text:p>
          </table:table-cell>
          <table:table-cell office:value-type="float" office:value="106.908703902" calcext:value-type="float">
            <text:p>106.908703902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160,000,000 - 16'.A4:.E4])" office:value-type="string" office:string-value="" calcext:value-type="error">
            <text:p>#DIV/0!</text:p>
          </table:table-cell>
          <table:table-cell table:formula="of:=MIN(['160,000,000 - 16'.A4:.E4])" office:value-type="string" office:string-value="" calcext:value-type="error">
            <text:p>#DIV/0!</text:p>
          </table:table-cell>
          <table:table-cell table:formula="of:=MAX(['160,000,000 - 16'.A4:.E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 – I</text:p>
          </table:table-cell>
          <table:table-cell table:number-columns-repeated="8"/>
        </table:table-row>
        <table:table-row table:style-name="ro1">
          <table:table-cell office:value-type="float" office:value="157.135475607" calcext:value-type="float">
            <text:p>157.135475607</text:p>
          </table:table-cell>
          <table:table-cell office:value-type="float" office:value="155.604426085" calcext:value-type="float">
            <text:p>155.604426085</text:p>
          </table:table-cell>
          <table:table-cell office:value-type="float" office:value="155.145238386" calcext:value-type="float">
            <text:p>155.145238386</text:p>
          </table:table-cell>
          <table:table-cell office:value-type="float" office:value="154.722840478" calcext:value-type="float">
            <text:p>154.722840478</text:p>
          </table:table-cell>
          <table:table-cell office:value-type="float" office:value="155.890330923" calcext:value-type="float">
            <text:p>155.890330923</text:p>
          </table:table-cell>
          <table:table-cell/>
          <table:table-cell table:formula="of:=AVERAGE(['160,000,000 - 16'.A7:.E7])" office:value-type="float" office:value="155.6996622958" calcext:value-type="float">
            <text:p>155.6996622958</text:p>
          </table:table-cell>
          <table:table-cell table:formula="of:=MIN(['160,000,000 - 16'.A7:.E7])" office:value-type="float" office:value="154.722840478" calcext:value-type="float">
            <text:p>154.722840478</text:p>
          </table:table-cell>
          <table:table-cell table:formula="of:=MAX(['160,000,000 - 16'.A7:.E7])" office:value-type="float" office:value="157.135475607" calcext:value-type="float">
            <text:p>157.135475607</text:p>
          </table:table-cell>
        </table:table-row>
        <table:table-row table:style-name="ro1">
          <table:table-cell office:value-type="float" office:value="152.033267348" calcext:value-type="float">
            <text:p>152.033267348</text:p>
          </table:table-cell>
          <table:table-cell office:value-type="float" office:value="150.411139305" calcext:value-type="float">
            <text:p>150.411139305</text:p>
          </table:table-cell>
          <table:table-cell office:value-type="float" office:value="151.228911063" calcext:value-type="float">
            <text:p>151.228911063</text:p>
          </table:table-cell>
          <table:table-cell office:value-type="float" office:value="151.081763979" calcext:value-type="float">
            <text:p>151.081763979</text:p>
          </table:table-cell>
          <table:table-cell office:value-type="float" office:value="151.165587111" calcext:value-type="float">
            <text:p>151.165587111</text:p>
          </table:table-cell>
          <table:table-cell/>
          <table:table-cell table:formula="of:=AVERAGE(['160,000,000 - 16'.A8:.E8])" office:value-type="float" office:value="151.1841337612" calcext:value-type="float">
            <text:p>151.1841337612</text:p>
          </table:table-cell>
          <table:table-cell table:formula="of:=MIN(['160,000,000 - 16'.A8:.E8])" office:value-type="float" office:value="150.411139305" calcext:value-type="float">
            <text:p>150.411139305</text:p>
          </table:table-cell>
          <table:table-cell table:formula="of:=MAX(['160,000,000 - 16'.A8:.E8])" office:value-type="float" office:value="152.033267348" calcext:value-type="float">
            <text:p>152.033267348</text:p>
          </table:table-cell>
        </table:table-row>
        <table:table-row table:style-name="ro1">
          <table:table-cell office:value-type="float" office:value="75.935588372" calcext:value-type="float">
            <text:p>75.935588372</text:p>
          </table:table-cell>
          <table:table-cell office:value-type="float" office:value="75.581520702" calcext:value-type="float">
            <text:p>75.581520702</text:p>
          </table:table-cell>
          <table:table-cell office:value-type="float" office:value="75.555039424" calcext:value-type="float">
            <text:p>75.555039424</text:p>
          </table:table-cell>
          <table:table-cell office:value-type="float" office:value="83.583743177" calcext:value-type="float">
            <text:p>83.583743177</text:p>
          </table:table-cell>
          <table:table-cell office:value-type="float" office:value="75.690784991" calcext:value-type="float">
            <text:p>75.690784991</text:p>
          </table:table-cell>
          <table:table-cell/>
          <table:table-cell table:formula="of:=AVERAGE(['160,000,000 - 16'.A9:.E9])" office:value-type="float" office:value="77.2693353332" calcext:value-type="float">
            <text:p>77.2693353332</text:p>
          </table:table-cell>
          <table:table-cell table:formula="of:=MIN(['160,000,000 - 16'.A9:.E9])" office:value-type="float" office:value="75.555039424" calcext:value-type="float">
            <text:p>75.555039424</text:p>
          </table:table-cell>
          <table:table-cell table:formula="of:=MAX(['160,000,000 - 16'.A9:.E9])" office:value-type="float" office:value="83.583743177" calcext:value-type="float">
            <text:p>83.58374317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8"/>
        </table:table-row>
        <table:table-row table:style-name="ro1">
          <table:table-cell office:value-type="float" office:value="76.454902063" calcext:value-type="float">
            <text:p>76.454902063</text:p>
          </table:table-cell>
          <table:table-cell office:value-type="float" office:value="75.996757128" calcext:value-type="float">
            <text:p>75.996757128</text:p>
          </table:table-cell>
          <table:table-cell office:value-type="float" office:value="75.736371398" calcext:value-type="float">
            <text:p>75.736371398</text:p>
          </table:table-cell>
          <table:table-cell office:value-type="float" office:value="76.597751445" calcext:value-type="float">
            <text:p>76.597751445</text:p>
          </table:table-cell>
          <table:table-cell office:value-type="float" office:value="76.772420665" calcext:value-type="float">
            <text:p>76.772420665</text:p>
          </table:table-cell>
          <table:table-cell/>
          <table:table-cell table:formula="of:=AVERAGE(['160,000,000 - 16'.A12:.E12])" office:value-type="float" office:value="76.3116405398" calcext:value-type="float">
            <text:p>76.3116405398</text:p>
          </table:table-cell>
          <table:table-cell table:formula="of:=MIN(['160,000,000 - 16'.A12:.E12])" office:value-type="float" office:value="75.736371398" calcext:value-type="float">
            <text:p>75.736371398</text:p>
          </table:table-cell>
          <table:table-cell table:formula="of:=MAX(['160,000,000 - 16'.A12:.E12])" office:value-type="float" office:value="76.772420665" calcext:value-type="float">
            <text:p>76.772420665</text:p>
          </table:table-cell>
        </table:table-row>
        <table:table-row table:style-name="ro1">
          <table:table-cell office:value-type="float" office:value="74.850304926" calcext:value-type="float">
            <text:p>74.850304926</text:p>
          </table:table-cell>
          <table:table-cell office:value-type="float" office:value="74.664819655" calcext:value-type="float">
            <text:p>74.664819655</text:p>
          </table:table-cell>
          <table:table-cell office:value-type="float" office:value="73.734951589" calcext:value-type="float">
            <text:p>73.734951589</text:p>
          </table:table-cell>
          <table:table-cell office:value-type="float" office:value="74.842752142" calcext:value-type="float">
            <text:p>74.842752142</text:p>
          </table:table-cell>
          <table:table-cell office:value-type="float" office:value="74.908738122" calcext:value-type="float">
            <text:p>74.908738122</text:p>
          </table:table-cell>
          <table:table-cell/>
          <table:table-cell table:formula="of:=AVERAGE(['160,000,000 - 16'.A13:.E13])" office:value-type="float" office:value="74.6003132868" calcext:value-type="float">
            <text:p>74.6003132868</text:p>
          </table:table-cell>
          <table:table-cell table:formula="of:=MIN(['160,000,000 - 16'.A13:.E13])" office:value-type="float" office:value="73.734951589" calcext:value-type="float">
            <text:p>73.734951589</text:p>
          </table:table-cell>
          <table:table-cell table:formula="of:=MAX(['160,000,000 - 16'.A13:.E13])" office:value-type="float" office:value="74.908738122" calcext:value-type="float">
            <text:p>74.908738122</text:p>
          </table:table-cell>
        </table:table-row>
        <table:table-row table:style-name="ro1">
          <table:table-cell office:value-type="float" office:value="37.510848267" calcext:value-type="float">
            <text:p>37.510848267</text:p>
          </table:table-cell>
          <table:table-cell office:value-type="float" office:value="37.313791714" calcext:value-type="float">
            <text:p>37.313791714</text:p>
          </table:table-cell>
          <table:table-cell office:value-type="float" office:value="36.938892675" calcext:value-type="float">
            <text:p>36.938892675</text:p>
          </table:table-cell>
          <table:table-cell office:value-type="float" office:value="37.498336466" calcext:value-type="float">
            <text:p>37.498336466</text:p>
          </table:table-cell>
          <table:table-cell office:value-type="float" office:value="37.558884818" calcext:value-type="float">
            <text:p>37.558884818</text:p>
          </table:table-cell>
          <table:table-cell/>
          <table:table-cell table:formula="of:=AVERAGE(['160,000,000 - 16'.A14:.E14])" office:value-type="float" office:value="37.364150788" calcext:value-type="float">
            <text:p>37.364150788</text:p>
          </table:table-cell>
          <table:table-cell table:formula="of:=MIN(['160,000,000 - 16'.A14:.E14])" office:value-type="float" office:value="36.938892675" calcext:value-type="float">
            <text:p>36.938892675</text:p>
          </table:table-cell>
          <table:table-cell table:formula="of:=MAX(['160,000,000 - 16'.A14:.E14])" office:value-type="float" office:value="37.558884818" calcext:value-type="float">
            <text:p>37.5588848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8"/>
        </table:table-row>
        <table:table-row table:style-name="ro1">
          <table:table-cell office:value-type="float" office:value="74.0413" calcext:value-type="float">
            <text:p>74.0413</text:p>
          </table:table-cell>
          <table:table-cell office:value-type="float" office:value="73.7277" calcext:value-type="float">
            <text:p>73.7277</text:p>
          </table:table-cell>
          <table:table-cell office:value-type="float" office:value="73.6735" calcext:value-type="float">
            <text:p>73.6735</text:p>
          </table:table-cell>
          <table:table-cell office:value-type="float" office:value="74.1646" calcext:value-type="float">
            <text:p>74.1646</text:p>
          </table:table-cell>
          <table:table-cell office:value-type="float" office:value="73.7986" calcext:value-type="float">
            <text:p>73.7986</text:p>
          </table:table-cell>
          <table:table-cell/>
          <table:table-cell table:formula="of:=AVERAGE(['160,000,000 - 16'.A17:.E17])" office:value-type="float" office:value="73.88114" calcext:value-type="float">
            <text:p>73.88114</text:p>
          </table:table-cell>
          <table:table-cell table:formula="of:=MIN(['160,000,000 - 16'.A17:.E17])" office:value-type="float" office:value="73.6735" calcext:value-type="float">
            <text:p>73.6735</text:p>
          </table:table-cell>
          <table:table-cell table:formula="of:=MAX(['160,000,000 - 16'.A17:.E17])" office:value-type="float" office:value="74.1646" calcext:value-type="float">
            <text:p>74.1646</text:p>
          </table:table-cell>
        </table:table-row>
        <table:table-row table:style-name="ro1">
          <table:table-cell office:value-type="float" office:value="73.7709" calcext:value-type="float">
            <text:p>73.7709</text:p>
          </table:table-cell>
          <table:table-cell office:value-type="float" office:value="73.4646" calcext:value-type="float">
            <text:p>73.4646</text:p>
          </table:table-cell>
          <table:table-cell office:value-type="float" office:value="73.5466" calcext:value-type="float">
            <text:p>73.5466</text:p>
          </table:table-cell>
          <table:table-cell office:value-type="float" office:value="73.8342" calcext:value-type="float">
            <text:p>73.8342</text:p>
          </table:table-cell>
          <table:table-cell office:value-type="float" office:value="73.5637" calcext:value-type="float">
            <text:p>73.5637</text:p>
          </table:table-cell>
          <table:table-cell/>
          <table:table-cell table:formula="of:=AVERAGE(['160,000,000 - 16'.A18:.E18])" office:value-type="float" office:value="73.636" calcext:value-type="float">
            <text:p>73.636</text:p>
          </table:table-cell>
          <table:table-cell table:formula="of:=MIN(['160,000,000 - 16'.A18:.E18])" office:value-type="float" office:value="73.4646" calcext:value-type="float">
            <text:p>73.4646</text:p>
          </table:table-cell>
          <table:table-cell table:formula="of:=MAX(['160,000,000 - 16'.A18:.E18])" office:value-type="float" office:value="73.8342" calcext:value-type="float">
            <text:p>73.8342</text:p>
          </table:table-cell>
        </table:table-row>
        <table:table-row table:style-name="ro1">
          <table:table-cell office:value-type="float" office:value="37.3221" calcext:value-type="float">
            <text:p>37.3221</text:p>
          </table:table-cell>
          <table:table-cell office:value-type="float" office:value="37.0756" calcext:value-type="float">
            <text:p>37.0756</text:p>
          </table:table-cell>
          <table:table-cell office:value-type="float" office:value="37.09" calcext:value-type="float">
            <text:p>37.09</text:p>
          </table:table-cell>
          <table:table-cell office:value-type="float" office:value="37.2788" calcext:value-type="float">
            <text:p>37.2788</text:p>
          </table:table-cell>
          <table:table-cell office:value-type="float" office:value="37.1442" calcext:value-type="float">
            <text:p>37.1442</text:p>
          </table:table-cell>
          <table:table-cell/>
          <table:table-cell table:formula="of:=AVERAGE(['160,000,000 - 16'.A19:.E19])" office:value-type="float" office:value="37.18214" calcext:value-type="float">
            <text:p>37.18214</text:p>
          </table:table-cell>
          <table:table-cell table:formula="of:=MIN(['160,000,000 - 16'.A19:.E19])" office:value-type="float" office:value="37.0756" calcext:value-type="float">
            <text:p>37.0756</text:p>
          </table:table-cell>
          <table:table-cell table:formula="of:=MAX(['160,000,000 - 16'.A19:.E19])" office:value-type="float" office:value="37.3221" calcext:value-type="float">
            <text:p>37.32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60,000,000 - 16'.G12]/['160,000,000 - 16'.G17]" office:value-type="float" office:value="1.03289744229447" calcext:value-type="float">
            <text:p>1.0328974423</text:p>
          </table:table-cell>
          <table:table-cell table:formula="of:=['160,000,000 - 16'.H12]/['160,000,000 - 16'.H17]" office:value-type="float" office:value="1.02800018185643" calcext:value-type="float">
            <text:p>1.0280001819</text:p>
          </table:table-cell>
          <table:table-cell table:formula="of:=['160,000,000 - 16'.I12]/['160,000,000 - 16'.I17]" office:value-type="float" office:value="1.03516260675578" calcext:value-type="float">
            <text:p>1.0351626068</text:p>
          </table:table-cell>
        </table:table-row>
        <table:table-row table:style-name="ro1">
          <table:table-cell table:number-columns-repeated="6"/>
          <table:table-cell table:formula="of:=['160,000,000 - 16'.G13]/['160,000,000 - 16'.G18]" office:value-type="float" office:value="1.0130956772068" calcext:value-type="float">
            <text:p>1.0130956772</text:p>
          </table:table-cell>
          <table:table-cell table:formula="of:=['160,000,000 - 16'.H13]/['160,000,000 - 16'.H18]" office:value-type="float" office:value="1.00368002533193" calcext:value-type="float">
            <text:p>1.0036800253</text:p>
          </table:table-cell>
          <table:table-cell table:formula="of:=['160,000,000 - 16'.I13]/['160,000,000 - 16'.I18]" office:value-type="float" office:value="1.01455339289923" calcext:value-type="float">
            <text:p>1.0145533929</text:p>
          </table:table-cell>
        </table:table-row>
        <table:table-row table:style-name="ro1">
          <table:table-cell table:number-columns-repeated="6"/>
          <table:table-cell table:formula="of:=['160,000,000 - 16'.G14]/['160,000,000 - 16'.G19]" office:value-type="float" office:value="1.00489511329902" calcext:value-type="float">
            <text:p>1.0048951133</text:p>
          </table:table-cell>
          <table:table-cell table:formula="of:=['160,000,000 - 16'.H14]/['160,000,000 - 16'.H19]" office:value-type="float" office:value="0.996312741398656" calcext:value-type="float">
            <text:p>0.9963127414</text:p>
          </table:table-cell>
          <table:table-cell table:formula="of:=['160,000,000 - 16'.I14]/['160,000,000 - 16'.I19]" office:value-type="float" office:value="1.00634435945459" calcext:value-type="float">
            <text:p>1.00634435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160,000,000 - 16'.G12]/['160,000,000 - 16'.G7]" office:value-type="float" office:value="0.490120783915525" calcext:value-type="float">
            <text:p>0.4901207839</text:p>
          </table:table-cell>
          <table:table-cell table:formula="of:=['160,000,000 - 16'.H12]/['160,000,000 - 16'.H7]" office:value-type="float" office:value="0.489497033301744" calcext:value-type="float">
            <text:p>0.4894970333</text:p>
          </table:table-cell>
          <table:table-cell table:formula="of:=['160,000,000 - 16'.I12]/['160,000,000 - 16'.I7]" office:value-type="float" office:value="0.488574717888721" calcext:value-type="float">
            <text:p>0.4885747179</text:p>
          </table:table-cell>
        </table:table-row>
        <table:table-row table:style-name="ro1">
          <table:table-cell table:number-columns-repeated="6"/>
          <table:table-cell table:formula="of:=['160,000,000 - 16'.G13]/['160,000,000 - 16'.G8]" office:value-type="float" office:value="0.493440094743232" calcext:value-type="float">
            <text:p>0.4934400947</text:p>
          </table:table-cell>
          <table:table-cell table:formula="of:=['160,000,000 - 16'.H13]/['160,000,000 - 16'.H8]" office:value-type="float" office:value="0.490222678517727" calcext:value-type="float">
            <text:p>0.4902226785</text:p>
          </table:table-cell>
          <table:table-cell table:formula="of:=['160,000,000 - 16'.I13]/['160,000,000 - 16'.I8]" office:value-type="float" office:value="0.49271280837855" calcext:value-type="float">
            <text:p>0.4927128084</text:p>
          </table:table-cell>
        </table:table-row>
        <table:table-row table:style-name="ro1">
          <table:table-cell table:number-columns-repeated="6"/>
          <table:table-cell table:formula="of:=['160,000,000 - 16'.G14]/['160,000,000 - 16'.G9]" office:value-type="float" office:value="0.483557295101332" calcext:value-type="float">
            <text:p>0.4835572951</text:p>
          </table:table-cell>
          <table:table-cell table:formula="of:=['160,000,000 - 16'.H14]/['160,000,000 - 16'.H9]" office:value-type="float" office:value="0.488900448687561" calcext:value-type="float">
            <text:p>0.4889004487</text:p>
          </table:table-cell>
          <table:table-cell table:formula="of:=['160,000,000 - 16'.I14]/['160,000,000 - 16'.I9]" office:value-type="float" office:value="0.449356338809377" calcext:value-type="float">
            <text:p>0.4493563388</text:p>
          </table:table-cell>
        </table:table-row>
      </table:table>
      <table:table table:name="2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 – 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/>
          <table:table-cell table:formula="of:=AVERAGE(['2,000,000 - 20'.A2:.E2])" office:value-type="string" office:string-value="" calcext:value-type="error">
            <text:p>#DIV/0!</text:p>
          </table:table-cell>
          <table:table-cell table:formula="of:=MIN(['2,000,000 - 20'.A2:.E2])" office:value-type="string" office:string-value="" calcext:value-type="error">
            <text:p>#DIV/0!</text:p>
          </table:table-cell>
          <table:table-cell table:formula="of:=MAX(['2,000,000 - 20'.A2:.E2])" office:value-type="string" office:string-value="" calcext:value-type="error">
            <text:p>#DIV/0!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/>
          <table:table-cell table:formula="of:=AVERAGE(['2,000,000 - 20'.A3:.E3])" office:value-type="string" office:string-value="" calcext:value-type="error">
            <text:p>#DIV/0!</text:p>
          </table:table-cell>
          <table:table-cell table:formula="of:=MIN(['2,000,000 - 20'.A3:.E3])" office:value-type="string" office:string-value="" calcext:value-type="error">
            <text:p>#DIV/0!</text:p>
          </table:table-cell>
          <table:table-cell table:formula="of:=MAX(['2,000,000 - 20'.A3:.E3])" office:value-type="string" office:string-value="" calcext:value-type="error">
            <text:p>#DIV/0!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 table:formula="of:=1/0" office:value-type="string" office:string-value="" calcext:value-type="error">
            <text:p>#DIV/0!</text:p>
          </table:table-cell>
          <table:table-cell/>
          <table:table-cell table:formula="of:=AVERAGE(['2,000,000 - 20'.A4:.E4])" office:value-type="string" office:string-value="" calcext:value-type="error">
            <text:p>#DIV/0!</text:p>
          </table:table-cell>
          <table:table-cell table:formula="of:=MIN(['2,000,000 - 20'.A4:.E4])" office:value-type="string" office:string-value="" calcext:value-type="error">
            <text:p>#DIV/0!</text:p>
          </table:table-cell>
          <table:table-cell table:formula="of:=MAX(['2,000,000 - 20'.A4:.E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 – I</text:p>
          </table:table-cell>
          <table:table-cell table:number-columns-repeated="8"/>
        </table:table-row>
        <table:table-row table:style-name="ro1">
          <table:table-cell office:value-type="float" office:value="8.551456827" calcext:value-type="float">
            <text:p>8.551456827</text:p>
          </table:table-cell>
          <table:table-cell office:value-type="float" office:value="8.368898059" calcext:value-type="float">
            <text:p>8.368898059</text:p>
          </table:table-cell>
          <table:table-cell office:value-type="float" office:value="8.561901301" calcext:value-type="float">
            <text:p>8.561901301</text:p>
          </table:table-cell>
          <table:table-cell office:value-type="float" office:value="8.227084164" calcext:value-type="float">
            <text:p>8.227084164</text:p>
          </table:table-cell>
          <table:table-cell office:value-type="float" office:value="8.312497371" calcext:value-type="float">
            <text:p>8.312497371</text:p>
          </table:table-cell>
          <table:table-cell/>
          <table:table-cell table:formula="of:=AVERAGE(['2,000,000 - 20'.A7:.E7])" office:value-type="float" office:value="8.4043675444" calcext:value-type="float">
            <text:p>8.4043675444</text:p>
          </table:table-cell>
          <table:table-cell table:formula="of:=MIN(['2,000,000 - 20'.A7:.E7])" office:value-type="float" office:value="8.227084164" calcext:value-type="float">
            <text:p>8.227084164</text:p>
          </table:table-cell>
          <table:table-cell table:formula="of:=MAX(['2,000,000 - 20'.A7:.E7])" office:value-type="float" office:value="8.561901301" calcext:value-type="float">
            <text:p>8.561901301</text:p>
          </table:table-cell>
        </table:table-row>
        <table:table-row table:style-name="ro1">
          <table:table-cell office:value-type="float" office:value="2.902370119" calcext:value-type="float">
            <text:p>2.902370119</text:p>
          </table:table-cell>
          <table:table-cell office:value-type="float" office:value="2.911720154" calcext:value-type="float">
            <text:p>2.911720154</text:p>
          </table:table-cell>
          <table:table-cell office:value-type="float" office:value="3.641329272" calcext:value-type="float">
            <text:p>3.641329272</text:p>
          </table:table-cell>
          <table:table-cell office:value-type="float" office:value="3.201161184" calcext:value-type="float">
            <text:p>3.201161184</text:p>
          </table:table-cell>
          <table:table-cell office:value-type="float" office:value="3.088985422" calcext:value-type="float">
            <text:p>3.088985422</text:p>
          </table:table-cell>
          <table:table-cell/>
          <table:table-cell table:formula="of:=AVERAGE(['2,000,000 - 20'.A8:.E8])" office:value-type="float" office:value="3.1491132302" calcext:value-type="float">
            <text:p>3.1491132302</text:p>
          </table:table-cell>
          <table:table-cell table:formula="of:=MIN(['2,000,000 - 20'.A8:.E8])" office:value-type="float" office:value="2.902370119" calcext:value-type="float">
            <text:p>2.902370119</text:p>
          </table:table-cell>
          <table:table-cell table:formula="of:=MAX(['2,000,000 - 20'.A8:.E8])" office:value-type="float" office:value="3.641329272" calcext:value-type="float">
            <text:p>3.641329272</text:p>
          </table:table-cell>
        </table:table-row>
        <table:table-row table:style-name="ro1">
          <table:table-cell office:value-type="float" office:value="1.462164818" calcext:value-type="float">
            <text:p>1.462164818</text:p>
          </table:table-cell>
          <table:table-cell office:value-type="float" office:value="2.287381492" calcext:value-type="float">
            <text:p>2.287381492</text:p>
          </table:table-cell>
          <table:table-cell office:value-type="float" office:value="1.758030453" calcext:value-type="float">
            <text:p>1.758030453</text:p>
          </table:table-cell>
          <table:table-cell office:value-type="float" office:value="1.814459077" calcext:value-type="float">
            <text:p>1.814459077</text:p>
          </table:table-cell>
          <table:table-cell office:value-type="float" office:value="1.886926313" calcext:value-type="float">
            <text:p>1.886926313</text:p>
          </table:table-cell>
          <table:table-cell/>
          <table:table-cell table:formula="of:=AVERAGE(['2,000,000 - 20'.A9:.E9])" office:value-type="float" office:value="1.8417924306" calcext:value-type="float">
            <text:p>1.8417924306</text:p>
          </table:table-cell>
          <table:table-cell table:formula="of:=MIN(['2,000,000 - 20'.A9:.E9])" office:value-type="float" office:value="1.462164818" calcext:value-type="float">
            <text:p>1.462164818</text:p>
          </table:table-cell>
          <table:table-cell table:formula="of:=MAX(['2,000,000 - 20'.A9:.E9])" office:value-type="float" office:value="2.287381492" calcext:value-type="float">
            <text:p>2.28738149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8"/>
        </table:table-row>
        <table:table-row table:style-name="ro1">
          <table:table-cell office:value-type="float" office:value="2.352768759" calcext:value-type="float">
            <text:p>2.352768759</text:p>
          </table:table-cell>
          <table:table-cell office:value-type="float" office:value="2.337755859" calcext:value-type="float">
            <text:p>2.337755859</text:p>
          </table:table-cell>
          <table:table-cell office:value-type="float" office:value="2.351938455" calcext:value-type="float">
            <text:p>2.351938455</text:p>
          </table:table-cell>
          <table:table-cell office:value-type="float" office:value="2.338991756" calcext:value-type="float">
            <text:p>2.338991756</text:p>
          </table:table-cell>
          <table:table-cell office:value-type="float" office:value="2.345429527" calcext:value-type="float">
            <text:p>2.345429527</text:p>
          </table:table-cell>
          <table:table-cell/>
          <table:table-cell table:formula="of:=AVERAGE(['2,000,000 - 20'.A12:.E12])" office:value-type="float" office:value="2.3453768712" calcext:value-type="float">
            <text:p>2.3453768712</text:p>
          </table:table-cell>
          <table:table-cell table:formula="of:=MIN(['2,000,000 - 20'.A12:.E12])" office:value-type="float" office:value="2.337755859" calcext:value-type="float">
            <text:p>2.337755859</text:p>
          </table:table-cell>
          <table:table-cell table:formula="of:=MAX(['2,000,000 - 20'.A12:.E12])" office:value-type="float" office:value="2.352768759" calcext:value-type="float">
            <text:p>2.352768759</text:p>
          </table:table-cell>
        </table:table-row>
        <table:table-row table:style-name="ro1">
          <table:table-cell office:value-type="float" office:value="0.736208633" calcext:value-type="float">
            <text:p>0.736208633</text:p>
          </table:table-cell>
          <table:table-cell office:value-type="float" office:value="0.73967004" calcext:value-type="float">
            <text:p>0.73967004</text:p>
          </table:table-cell>
          <table:table-cell office:value-type="float" office:value="0.739425551" calcext:value-type="float">
            <text:p>0.739425551</text:p>
          </table:table-cell>
          <table:table-cell office:value-type="float" office:value="0.737858052" calcext:value-type="float">
            <text:p>0.737858052</text:p>
          </table:table-cell>
          <table:table-cell office:value-type="float" office:value="0.738969143" calcext:value-type="float">
            <text:p>0.738969143</text:p>
          </table:table-cell>
          <table:table-cell/>
          <table:table-cell table:formula="of:=AVERAGE(['2,000,000 - 20'.A13:.E13])" office:value-type="float" office:value="0.7384262838" calcext:value-type="float">
            <text:p>0.7384262838</text:p>
          </table:table-cell>
          <table:table-cell table:formula="of:=MIN(['2,000,000 - 20'.A13:.E13])" office:value-type="float" office:value="0.736208633" calcext:value-type="float">
            <text:p>0.736208633</text:p>
          </table:table-cell>
          <table:table-cell table:formula="of:=MAX(['2,000,000 - 20'.A13:.E13])" office:value-type="float" office:value="0.73967004" calcext:value-type="float">
            <text:p>0.73967004</text:p>
          </table:table-cell>
        </table:table-row>
        <table:table-row table:style-name="ro1">
          <table:table-cell office:value-type="float" office:value="0.369723728" calcext:value-type="float">
            <text:p>0.369723728</text:p>
          </table:table-cell>
          <table:table-cell office:value-type="float" office:value="0.370079168" calcext:value-type="float">
            <text:p>0.370079168</text:p>
          </table:table-cell>
          <table:table-cell office:value-type="float" office:value="0.369443637" calcext:value-type="float">
            <text:p>0.369443637</text:p>
          </table:table-cell>
          <table:table-cell office:value-type="float" office:value="0.369847652" calcext:value-type="float">
            <text:p>0.369847652</text:p>
          </table:table-cell>
          <table:table-cell office:value-type="float" office:value="0.368675188" calcext:value-type="float">
            <text:p>0.368675188</text:p>
          </table:table-cell>
          <table:table-cell/>
          <table:table-cell table:formula="of:=AVERAGE(['2,000,000 - 20'.A14:.E14])" office:value-type="float" office:value="0.3695538746" calcext:value-type="float">
            <text:p>0.3695538746</text:p>
          </table:table-cell>
          <table:table-cell table:formula="of:=MIN(['2,000,000 - 20'.A14:.E14])" office:value-type="float" office:value="0.368675188" calcext:value-type="float">
            <text:p>0.368675188</text:p>
          </table:table-cell>
          <table:table-cell table:formula="of:=MAX(['2,000,000 - 20'.A14:.E14])" office:value-type="float" office:value="0.370079168" calcext:value-type="float">
            <text:p>0.3700791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8"/>
        </table:table-row>
        <table:table-row table:style-name="ro1">
          <table:table-cell office:value-type="float" office:value="0.701437" calcext:value-type="float">
            <text:p>0.701437</text:p>
          </table:table-cell>
          <table:table-cell office:value-type="float" office:value="0.726086" calcext:value-type="float">
            <text:p>0.726086</text:p>
          </table:table-cell>
          <table:table-cell office:value-type="float" office:value="0.720837" calcext:value-type="float">
            <text:p>0.720837</text:p>
          </table:table-cell>
          <table:table-cell office:value-type="float" office:value="0.737034" calcext:value-type="float">
            <text:p>0.737034</text:p>
          </table:table-cell>
          <table:table-cell office:value-type="float" office:value="0.724261" calcext:value-type="float">
            <text:p>0.724261</text:p>
          </table:table-cell>
          <table:table-cell/>
          <table:table-cell table:formula="of:=AVERAGE(['2,000,000 - 20'.A17:.E17])" office:value-type="float" office:value="0.721931" calcext:value-type="float">
            <text:p>0.721931</text:p>
          </table:table-cell>
          <table:table-cell table:formula="of:=MIN(['2,000,000 - 20'.A17:.E17])" office:value-type="float" office:value="0.701437" calcext:value-type="float">
            <text:p>0.701437</text:p>
          </table:table-cell>
          <table:table-cell table:formula="of:=MAX(['2,000,000 - 20'.A17:.E17])" office:value-type="float" office:value="0.737034" calcext:value-type="float">
            <text:p>0.737034</text:p>
          </table:table-cell>
        </table:table-row>
        <table:table-row table:style-name="ro1">
          <table:table-cell office:value-type="float" office:value="0.694281" calcext:value-type="float">
            <text:p>0.694281</text:p>
          </table:table-cell>
          <table:table-cell office:value-type="float" office:value="0.714493" calcext:value-type="float">
            <text:p>0.714493</text:p>
          </table:table-cell>
          <table:table-cell office:value-type="float" office:value="0.710333" calcext:value-type="float">
            <text:p>0.710333</text:p>
          </table:table-cell>
          <table:table-cell office:value-type="float" office:value="0.71341" calcext:value-type="float">
            <text:p>0.71341</text:p>
          </table:table-cell>
          <table:table-cell office:value-type="float" office:value="0.709311" calcext:value-type="float">
            <text:p>0.709311</text:p>
          </table:table-cell>
          <table:table-cell/>
          <table:table-cell table:formula="of:=AVERAGE(['2,000,000 - 20'.A18:.E18])" office:value-type="float" office:value="0.7083656" calcext:value-type="float">
            <text:p>0.7083656</text:p>
          </table:table-cell>
          <table:table-cell table:formula="of:=MIN(['2,000,000 - 20'.A18:.E18])" office:value-type="float" office:value="0.694281" calcext:value-type="float">
            <text:p>0.694281</text:p>
          </table:table-cell>
          <table:table-cell table:formula="of:=MAX(['2,000,000 - 20'.A18:.E18])" office:value-type="float" office:value="0.714493" calcext:value-type="float">
            <text:p>0.714493</text:p>
          </table:table-cell>
        </table:table-row>
        <table:table-row table:style-name="ro1">
          <table:table-cell office:value-type="float" office:value="0.349989" calcext:value-type="float">
            <text:p>0.349989</text:p>
          </table:table-cell>
          <table:table-cell office:value-type="float" office:value="0.359969" calcext:value-type="float">
            <text:p>0.359969</text:p>
          </table:table-cell>
          <table:table-cell office:value-type="float" office:value="0.358277" calcext:value-type="float">
            <text:p>0.358277</text:p>
          </table:table-cell>
          <table:table-cell office:value-type="float" office:value="0.359575" calcext:value-type="float">
            <text:p>0.359575</text:p>
          </table:table-cell>
          <table:table-cell office:value-type="float" office:value="0.358587" calcext:value-type="float">
            <text:p>0.358587</text:p>
          </table:table-cell>
          <table:table-cell/>
          <table:table-cell table:formula="of:=AVERAGE(['2,000,000 - 20'.A19:.E19])" office:value-type="float" office:value="0.3572794" calcext:value-type="float">
            <text:p>0.3572794</text:p>
          </table:table-cell>
          <table:table-cell table:formula="of:=MIN(['2,000,000 - 20'.A19:.E19])" office:value-type="float" office:value="0.349989" calcext:value-type="float">
            <text:p>0.349989</text:p>
          </table:table-cell>
          <table:table-cell table:formula="of:=MAX(['2,000,000 - 20'.A19:.E19])" office:value-type="float" office:value="0.359969" calcext:value-type="float">
            <text:p>0.35996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,000,000 - 20'.G12]/['2,000,000 - 20'.G17]" office:value-type="float" office:value="3.24875489652058" calcext:value-type="float">
            <text:p>3.2487548965</text:p>
          </table:table-cell>
          <table:table-cell table:formula="of:=['2,000,000 - 20'.H12]/['2,000,000 - 20'.H17]" office:value-type="float" office:value="3.33280944546695" calcext:value-type="float">
            <text:p>3.3328094455</text:p>
          </table:table-cell>
          <table:table-cell table:formula="of:=['2,000,000 - 20'.I12]/['2,000,000 - 20'.I17]" office:value-type="float" office:value="3.192211972582" calcext:value-type="float">
            <text:p>3.1922119726</text:p>
          </table:table-cell>
        </table:table-row>
        <table:table-row table:style-name="ro1">
          <table:table-cell table:number-columns-repeated="6"/>
          <table:table-cell table:formula="of:=['2,000,000 - 20'.G13]/['2,000,000 - 20'.G18]" office:value-type="float" office:value="1.04243667930797" calcext:value-type="float">
            <text:p>1.0424366793</text:p>
          </table:table-cell>
          <table:table-cell table:formula="of:=['2,000,000 - 20'.H13]/['2,000,000 - 20'.H18]" office:value-type="float" office:value="1.06039000491156" calcext:value-type="float">
            <text:p>1.0603900049</text:p>
          </table:table-cell>
          <table:table-cell table:formula="of:=['2,000,000 - 20'.I13]/['2,000,000 - 20'.I18]" office:value-type="float" office:value="1.03523763003976" calcext:value-type="float">
            <text:p>1.03523763</text:p>
          </table:table-cell>
        </table:table-row>
        <table:table-row table:style-name="ro1">
          <table:table-cell table:number-columns-repeated="6"/>
          <table:table-cell table:formula="of:=['2,000,000 - 20'.G14]/['2,000,000 - 20'.G19]" office:value-type="float" office:value="1.03435539412572" calcext:value-type="float">
            <text:p>1.0343553941</text:p>
          </table:table-cell>
          <table:table-cell table:formula="of:=['2,000,000 - 20'.H14]/['2,000,000 - 20'.H19]" office:value-type="float" office:value="1.05339078656758" calcext:value-type="float">
            <text:p>1.0533907866</text:p>
          </table:table-cell>
          <table:table-cell table:formula="of:=['2,000,000 - 20'.I14]/['2,000,000 - 20'.I19]" office:value-type="float" office:value="1.02808621853549" calcext:value-type="float">
            <text:p>1.02808621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,000,000 - 20'.G12]/['2,000,000 - 20'.G7]" office:value-type="float" office:value="0.27906643287665" calcext:value-type="float">
            <text:p>0.2790664329</text:p>
          </table:table-cell>
          <table:table-cell table:formula="of:=['2,000,000 - 20'.H12]/['2,000,000 - 20'.H7]" office:value-type="float" office:value="0.284153633583759" calcext:value-type="float">
            <text:p>0.2841536336</text:p>
          </table:table-cell>
          <table:table-cell table:formula="of:=['2,000,000 - 20'.I12]/['2,000,000 - 20'.I7]" office:value-type="float" office:value="0.274795127423999" calcext:value-type="float">
            <text:p>0.2747951274</text:p>
          </table:table-cell>
        </table:table-row>
        <table:table-row table:style-name="ro1">
          <table:table-cell table:number-columns-repeated="6"/>
          <table:table-cell table:formula="of:=['2,000,000 - 20'.G13]/['2,000,000 - 20'.G8]" office:value-type="float" office:value="0.234487053916795" calcext:value-type="float">
            <text:p>0.2344870539</text:p>
          </table:table-cell>
          <table:table-cell table:formula="of:=['2,000,000 - 20'.H13]/['2,000,000 - 20'.H8]" office:value-type="float" office:value="0.253657735855432" calcext:value-type="float">
            <text:p>0.2536577359</text:p>
          </table:table-cell>
          <table:table-cell table:formula="of:=['2,000,000 - 20'.I13]/['2,000,000 - 20'.I8]" office:value-type="float" office:value="0.203131874309663" calcext:value-type="float">
            <text:p>0.2031318743</text:p>
          </table:table-cell>
        </table:table-row>
        <table:table-row table:style-name="ro1">
          <table:table-cell table:number-columns-repeated="6"/>
          <table:table-cell table:formula="of:=['2,000,000 - 20'.G14]/['2,000,000 - 20'.G9]" office:value-type="float" office:value="0.200649035396247" calcext:value-type="float">
            <text:p>0.2006490354</text:p>
          </table:table-cell>
          <table:table-cell table:formula="of:=['2,000,000 - 20'.H14]/['2,000,000 - 20'.H9]" office:value-type="float" office:value="0.252143385931202" calcext:value-type="float">
            <text:p>0.2521433859</text:p>
          </table:table-cell>
          <table:table-cell table:formula="of:=['2,000,000 - 20'.I14]/['2,000,000 - 20'.I9]" office:value-type="float" office:value="0.161791624743985" calcext:value-type="float">
            <text:p>0.1617916247</text:p>
          </table:table-cell>
        </table:table-row>
      </table:table>
      <table:table table:name="20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 – 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20,000,000 - 20'.A2:.E2])" office:value-type="string" office:string-value="" calcext:value-type="error">
            <text:p>#DIV/0!</text:p>
          </table:table-cell>
          <table:table-cell table:formula="of:=MIN(['20,000,000 - 20'.A2:.E2])" office:value-type="string" office:string-value="" calcext:value-type="error">
            <text:p>#DIV/0!</text:p>
          </table:table-cell>
          <table:table-cell table:formula="of:=MAX(['20,000,000 - 20'.A2:.E2])" office:value-type="string" office:string-value="" calcext:value-type="error">
            <text:p>#DIV/0!</text:p>
          </table:table-cell>
        </table:table-row>
        <table:table-row table:style-name="ro1"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20,000,000 - 20'.A3:.E3])" office:value-type="string" office:string-value="" calcext:value-type="error">
            <text:p>#DIV/0!</text:p>
          </table:table-cell>
          <table:table-cell table:formula="of:=MIN(['20,000,000 - 20'.A3:.E3])" office:value-type="string" office:string-value="" calcext:value-type="error">
            <text:p>#DIV/0!</text:p>
          </table:table-cell>
          <table:table-cell table:formula="of:=MAX(['20,000,000 - 20'.A3:.E3])" office:value-type="string" office:string-value="" calcext:value-type="error">
            <text:p>#DIV/0!</text:p>
          </table:table-cell>
        </table:table-row>
        <table:table-row table:style-name="ro1"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20,000,000 - 20'.A4:.E4])" office:value-type="string" office:string-value="" calcext:value-type="error">
            <text:p>#DIV/0!</text:p>
          </table:table-cell>
          <table:table-cell table:formula="of:=MIN(['20,000,000 - 20'.A4:.E4])" office:value-type="string" office:string-value="" calcext:value-type="error">
            <text:p>#DIV/0!</text:p>
          </table:table-cell>
          <table:table-cell table:formula="of:=MAX(['20,000,000 - 20'.A4:.E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 – I</text:p>
          </table:table-cell>
          <table:table-cell table:number-columns-repeated="8"/>
        </table:table-row>
        <table:table-row table:style-name="ro1">
          <table:table-cell office:value-type="float" office:value="30.504047023" calcext:value-type="float">
            <text:p>30.504047023</text:p>
          </table:table-cell>
          <table:table-cell office:value-type="float" office:value="29.657586235" calcext:value-type="float">
            <text:p>29.657586235</text:p>
          </table:table-cell>
          <table:table-cell office:value-type="float" office:value="30.768695291" calcext:value-type="float">
            <text:p>30.768695291</text:p>
          </table:table-cell>
          <table:table-cell office:value-type="float" office:value="30.738647021" calcext:value-type="float">
            <text:p>30.738647021</text:p>
          </table:table-cell>
          <table:table-cell office:value-type="float" office:value="31.28208598" calcext:value-type="float">
            <text:p>31.28208598</text:p>
          </table:table-cell>
          <table:table-cell/>
          <table:table-cell table:formula="of:=AVERAGE(['20,000,000 - 20'.A7:.E7])" office:value-type="float" office:value="30.59021231" calcext:value-type="float">
            <text:p>30.59021231</text:p>
          </table:table-cell>
          <table:table-cell table:formula="of:=MIN(['20,000,000 - 20'.A7:.E7])" office:value-type="float" office:value="29.657586235" calcext:value-type="float">
            <text:p>29.657586235</text:p>
          </table:table-cell>
          <table:table-cell table:formula="of:=MAX(['20,000,000 - 20'.A7:.E7])" office:value-type="float" office:value="31.28208598" calcext:value-type="float">
            <text:p>31.28208598</text:p>
          </table:table-cell>
        </table:table-row>
        <table:table-row table:style-name="ro1">
          <table:table-cell office:value-type="float" office:value="22.773971287" calcext:value-type="float">
            <text:p>22.773971287</text:p>
          </table:table-cell>
          <table:table-cell office:value-type="float" office:value="22.946752813" calcext:value-type="float">
            <text:p>22.946752813</text:p>
          </table:table-cell>
          <table:table-cell office:value-type="float" office:value="23.087198277" calcext:value-type="float">
            <text:p>23.087198277</text:p>
          </table:table-cell>
          <table:table-cell office:value-type="float" office:value="24.629555394" calcext:value-type="float">
            <text:p>24.629555394</text:p>
          </table:table-cell>
          <table:table-cell office:value-type="float" office:value="23.05232324" calcext:value-type="float">
            <text:p>23.05232324</text:p>
          </table:table-cell>
          <table:table-cell/>
          <table:table-cell table:formula="of:=AVERAGE(['20,000,000 - 20'.A8:.E8])" office:value-type="float" office:value="23.2979602022" calcext:value-type="float">
            <text:p>23.2979602022</text:p>
          </table:table-cell>
          <table:table-cell table:formula="of:=MIN(['20,000,000 - 20'.A8:.E8])" office:value-type="float" office:value="22.773971287" calcext:value-type="float">
            <text:p>22.773971287</text:p>
          </table:table-cell>
          <table:table-cell table:formula="of:=MAX(['20,000,000 - 20'.A8:.E8])" office:value-type="float" office:value="24.629555394" calcext:value-type="float">
            <text:p>24.629555394</text:p>
          </table:table-cell>
        </table:table-row>
        <table:table-row table:style-name="ro1">
          <table:table-cell office:value-type="float" office:value="12.032115991" calcext:value-type="float">
            <text:p>12.032115991</text:p>
          </table:table-cell>
          <table:table-cell office:value-type="float" office:value="12.114966944" calcext:value-type="float">
            <text:p>12.114966944</text:p>
          </table:table-cell>
          <table:table-cell office:value-type="float" office:value="12.153083853" calcext:value-type="float">
            <text:p>12.153083853</text:p>
          </table:table-cell>
          <table:table-cell office:value-type="float" office:value="13.735483085" calcext:value-type="float">
            <text:p>13.735483085</text:p>
          </table:table-cell>
          <table:table-cell office:value-type="float" office:value="12.116936806" calcext:value-type="float">
            <text:p>12.116936806</text:p>
          </table:table-cell>
          <table:table-cell/>
          <table:table-cell table:formula="of:=AVERAGE(['20,000,000 - 20'.A9:.E9])" office:value-type="float" office:value="12.4305173358" calcext:value-type="float">
            <text:p>12.4305173358</text:p>
          </table:table-cell>
          <table:table-cell table:formula="of:=MIN(['20,000,000 - 20'.A9:.E9])" office:value-type="float" office:value="12.032115991" calcext:value-type="float">
            <text:p>12.032115991</text:p>
          </table:table-cell>
          <table:table-cell table:formula="of:=MAX(['20,000,000 - 20'.A9:.E9])" office:value-type="float" office:value="13.735483085" calcext:value-type="float">
            <text:p>13.7354830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8"/>
        </table:table-row>
        <table:table-row table:style-name="ro1">
          <table:table-cell office:value-type="float" office:value="10.804274881" calcext:value-type="float">
            <text:p>10.804274881</text:p>
          </table:table-cell>
          <table:table-cell office:value-type="float" office:value="10.792589248" calcext:value-type="float">
            <text:p>10.792589248</text:p>
          </table:table-cell>
          <table:table-cell office:value-type="float" office:value="10.748606194" calcext:value-type="float">
            <text:p>10.748606194</text:p>
          </table:table-cell>
          <table:table-cell office:value-type="float" office:value="10.825003978" calcext:value-type="float">
            <text:p>10.825003978</text:p>
          </table:table-cell>
          <table:table-cell office:value-type="float" office:value="10.849551299" calcext:value-type="float">
            <text:p>10.849551299</text:p>
          </table:table-cell>
          <table:table-cell/>
          <table:table-cell table:formula="of:=AVERAGE(['20,000,000 - 20'.A12:.E12])" office:value-type="float" office:value="10.80400512" calcext:value-type="float">
            <text:p>10.80400512</text:p>
          </table:table-cell>
          <table:table-cell table:formula="of:=MIN(['20,000,000 - 20'.A12:.E12])" office:value-type="float" office:value="10.748606194" calcext:value-type="float">
            <text:p>10.748606194</text:p>
          </table:table-cell>
          <table:table-cell table:formula="of:=MAX(['20,000,000 - 20'.A12:.E12])" office:value-type="float" office:value="10.849551299" calcext:value-type="float">
            <text:p>10.849551299</text:p>
          </table:table-cell>
        </table:table-row>
        <table:table-row table:style-name="ro1">
          <table:table-cell office:value-type="float" office:value="9.149599959" calcext:value-type="float">
            <text:p>9.149599959</text:p>
          </table:table-cell>
          <table:table-cell office:value-type="float" office:value="9.209794104" calcext:value-type="float">
            <text:p>9.209794104</text:p>
          </table:table-cell>
          <table:table-cell office:value-type="float" office:value="9.17271138" calcext:value-type="float">
            <text:p>9.17271138</text:p>
          </table:table-cell>
          <table:table-cell office:value-type="float" office:value="9.218409432" calcext:value-type="float">
            <text:p>9.218409432</text:p>
          </table:table-cell>
          <table:table-cell office:value-type="float" office:value="9.220021403" calcext:value-type="float">
            <text:p>9.220021403</text:p>
          </table:table-cell>
          <table:table-cell/>
          <table:table-cell table:formula="of:=AVERAGE(['20,000,000 - 20'.A13:.E13])" office:value-type="float" office:value="9.1941072556" calcext:value-type="float">
            <text:p>9.1941072556</text:p>
          </table:table-cell>
          <table:table-cell table:formula="of:=MIN(['20,000,000 - 20'.A13:.E13])" office:value-type="float" office:value="9.149599959" calcext:value-type="float">
            <text:p>9.149599959</text:p>
          </table:table-cell>
          <table:table-cell table:formula="of:=MAX(['20,000,000 - 20'.A13:.E13])" office:value-type="float" office:value="9.220021403" calcext:value-type="float">
            <text:p>9.220021403</text:p>
          </table:table-cell>
        </table:table-row>
        <table:table-row table:style-name="ro1">
          <table:table-cell office:value-type="float" office:value="4.587967592" calcext:value-type="float">
            <text:p>4.587967592</text:p>
          </table:table-cell>
          <table:table-cell office:value-type="float" office:value="4.582744573" calcext:value-type="float">
            <text:p>4.582744573</text:p>
          </table:table-cell>
          <table:table-cell office:value-type="float" office:value="4.596508121" calcext:value-type="float">
            <text:p>4.596508121</text:p>
          </table:table-cell>
          <table:table-cell office:value-type="float" office:value="4.620048646" calcext:value-type="float">
            <text:p>4.620048646</text:p>
          </table:table-cell>
          <table:table-cell office:value-type="float" office:value="4.611166097" calcext:value-type="float">
            <text:p>4.611166097</text:p>
          </table:table-cell>
          <table:table-cell/>
          <table:table-cell table:formula="of:=AVERAGE(['20,000,000 - 20'.A14:.E14])" office:value-type="float" office:value="4.5996870058" calcext:value-type="float">
            <text:p>4.5996870058</text:p>
          </table:table-cell>
          <table:table-cell table:formula="of:=MIN(['20,000,000 - 20'.A14:.E14])" office:value-type="float" office:value="4.582744573" calcext:value-type="float">
            <text:p>4.582744573</text:p>
          </table:table-cell>
          <table:table-cell table:formula="of:=MAX(['20,000,000 - 20'.A14:.E14])" office:value-type="float" office:value="4.620048646" calcext:value-type="float">
            <text:p>4.6200486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8"/>
        </table:table-row>
        <table:table-row table:style-name="ro1">
          <table:table-cell office:value-type="float" office:value="9.19497" calcext:value-type="float">
            <text:p>9.19497</text:p>
          </table:table-cell>
          <table:table-cell office:value-type="float" office:value="9.20131" calcext:value-type="float">
            <text:p>9.20131</text:p>
          </table:table-cell>
          <table:table-cell office:value-type="float" office:value="9.23837" calcext:value-type="float">
            <text:p>9.23837</text:p>
          </table:table-cell>
          <table:table-cell office:value-type="float" office:value="9.19243" calcext:value-type="float">
            <text:p>9.19243</text:p>
          </table:table-cell>
          <table:table-cell office:value-type="float" office:value="9.17258" calcext:value-type="float">
            <text:p>9.17258</text:p>
          </table:table-cell>
          <table:table-cell/>
          <table:table-cell table:formula="of:=AVERAGE(['20,000,000 - 20'.A17:.E17])" office:value-type="float" office:value="9.199932" calcext:value-type="float">
            <text:p>9.199932</text:p>
          </table:table-cell>
          <table:table-cell table:formula="of:=MIN(['20,000,000 - 20'.A17:.E17])" office:value-type="float" office:value="9.17258" calcext:value-type="float">
            <text:p>9.17258</text:p>
          </table:table-cell>
          <table:table-cell table:formula="of:=MAX(['20,000,000 - 20'.A17:.E17])" office:value-type="float" office:value="9.23837" calcext:value-type="float">
            <text:p>9.23837</text:p>
          </table:table-cell>
        </table:table-row>
        <table:table-row table:style-name="ro1">
          <table:table-cell office:value-type="float" office:value="9.18455" calcext:value-type="float">
            <text:p>9.18455</text:p>
          </table:table-cell>
          <table:table-cell office:value-type="float" office:value="9.19576" calcext:value-type="float">
            <text:p>9.19576</text:p>
          </table:table-cell>
          <table:table-cell office:value-type="float" office:value="9.2151" calcext:value-type="float">
            <text:p>9.2151</text:p>
          </table:table-cell>
          <table:table-cell office:value-type="float" office:value="9.16716" calcext:value-type="float">
            <text:p>9.16716</text:p>
          </table:table-cell>
          <table:table-cell office:value-type="float" office:value="9.16663" calcext:value-type="float">
            <text:p>9.16663</text:p>
          </table:table-cell>
          <table:table-cell/>
          <table:table-cell table:formula="of:=AVERAGE(['20,000,000 - 20'.A18:.E18])" office:value-type="float" office:value="9.18584" calcext:value-type="float">
            <text:p>9.18584</text:p>
          </table:table-cell>
          <table:table-cell table:formula="of:=MIN(['20,000,000 - 20'.A18:.E18])" office:value-type="float" office:value="9.16663" calcext:value-type="float">
            <text:p>9.16663</text:p>
          </table:table-cell>
          <table:table-cell table:formula="of:=MAX(['20,000,000 - 20'.A18:.E18])" office:value-type="float" office:value="9.2151" calcext:value-type="float">
            <text:p>9.2151</text:p>
          </table:table-cell>
        </table:table-row>
        <table:table-row table:style-name="ro1">
          <table:table-cell office:value-type="float" office:value="4.63466" calcext:value-type="float">
            <text:p>4.63466</text:p>
          </table:table-cell>
          <table:table-cell office:value-type="float" office:value="4.63954" calcext:value-type="float">
            <text:p>4.63954</text:p>
          </table:table-cell>
          <table:table-cell office:value-type="float" office:value="4.6504" calcext:value-type="float">
            <text:p>4.6504</text:p>
          </table:table-cell>
          <table:table-cell office:value-type="float" office:value="4.65013" calcext:value-type="float">
            <text:p>4.65013</text:p>
          </table:table-cell>
          <table:table-cell office:value-type="float" office:value="4.62595" calcext:value-type="float">
            <text:p>4.62595</text:p>
          </table:table-cell>
          <table:table-cell/>
          <table:table-cell table:formula="of:=AVERAGE(['20,000,000 - 20'.A19:.E19])" office:value-type="float" office:value="4.640136" calcext:value-type="float">
            <text:p>4.640136</text:p>
          </table:table-cell>
          <table:table-cell table:formula="of:=MIN(['20,000,000 - 20'.A19:.E19])" office:value-type="float" office:value="4.62595" calcext:value-type="float">
            <text:p>4.62595</text:p>
          </table:table-cell>
          <table:table-cell table:formula="of:=MAX(['20,000,000 - 20'.A19:.E19])" office:value-type="float" office:value="4.6504" calcext:value-type="float">
            <text:p>4.65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0,000,000 - 20'.G12]/['20,000,000 - 20'.G17]" office:value-type="float" office:value="1.17435706263916" calcext:value-type="float">
            <text:p>1.1743570626</text:p>
          </table:table-cell>
          <table:table-cell table:formula="of:=['20,000,000 - 20'.H12]/['20,000,000 - 20'.H17]" office:value-type="float" office:value="1.17181929119179" calcext:value-type="float">
            <text:p>1.1718192912</text:p>
          </table:table-cell>
          <table:table-cell table:formula="of:=['20,000,000 - 20'.I12]/['20,000,000 - 20'.I17]" office:value-type="float" office:value="1.17440103600527" calcext:value-type="float">
            <text:p>1.174401036</text:p>
          </table:table-cell>
        </table:table-row>
        <table:table-row table:style-name="ro1">
          <table:table-cell table:number-columns-repeated="6"/>
          <table:table-cell table:formula="of:=['20,000,000 - 20'.G13]/['20,000,000 - 20'.G18]" office:value-type="float" office:value="1.00089999995645" calcext:value-type="float">
            <text:p>1.0009</text:p>
          </table:table-cell>
          <table:table-cell table:formula="of:=['20,000,000 - 20'.H13]/['20,000,000 - 20'.H18]" office:value-type="float" office:value="0.998142169914134" calcext:value-type="float">
            <text:p>0.9981421699</text:p>
          </table:table-cell>
          <table:table-cell table:formula="of:=['20,000,000 - 20'.I13]/['20,000,000 - 20'.I18]" office:value-type="float" office:value="1.00053405855607" calcext:value-type="float">
            <text:p>1.0005340586</text:p>
          </table:table-cell>
        </table:table-row>
        <table:table-row table:style-name="ro1">
          <table:table-cell table:number-columns-repeated="6"/>
          <table:table-cell table:formula="of:=['20,000,000 - 20'.G14]/['20,000,000 - 20'.G19]" office:value-type="float" office:value="0.99128279985759" calcext:value-type="float">
            <text:p>0.9912827999</text:p>
          </table:table-cell>
          <table:table-cell table:formula="of:=['20,000,000 - 20'.H14]/['20,000,000 - 20'.H19]" office:value-type="float" office:value="0.990660204498536" calcext:value-type="float">
            <text:p>0.9906602045</text:p>
          </table:table-cell>
          <table:table-cell table:formula="of:=['20,000,000 - 20'.I14]/['20,000,000 - 20'.I19]" office:value-type="float" office:value="0.993473388525718" calcext:value-type="float">
            <text:p>0.99347338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0,000,000 - 20'.G12]/['20,000,000 - 20'.G7]" office:value-type="float" office:value="0.353185032209409" calcext:value-type="float">
            <text:p>0.3531850322</text:p>
          </table:table-cell>
          <table:table-cell table:formula="of:=['20,000,000 - 20'.H12]/['20,000,000 - 20'.H7]" office:value-type="float" office:value="0.362423499634477" calcext:value-type="float">
            <text:p>0.3624234996</text:p>
          </table:table-cell>
          <table:table-cell table:formula="of:=['20,000,000 - 20'.I12]/['20,000,000 - 20'.I7]" office:value-type="float" office:value="0.346829533872408" calcext:value-type="float">
            <text:p>0.3468295339</text:p>
          </table:table-cell>
        </table:table-row>
        <table:table-row table:style-name="ro1">
          <table:table-cell table:number-columns-repeated="6"/>
          <table:table-cell table:formula="of:=['20,000,000 - 20'.G13]/['20,000,000 - 20'.G8]" office:value-type="float" office:value="0.394631425919073" calcext:value-type="float">
            <text:p>0.3946314259</text:p>
          </table:table-cell>
          <table:table-cell table:formula="of:=['20,000,000 - 20'.H13]/['20,000,000 - 20'.H8]" office:value-type="float" office:value="0.401756893591187" calcext:value-type="float">
            <text:p>0.4017568936</text:p>
          </table:table-cell>
          <table:table-cell table:formula="of:=['20,000,000 - 20'.I13]/['20,000,000 - 20'.I8]" office:value-type="float" office:value="0.374347861969367" calcext:value-type="float">
            <text:p>0.374347862</text:p>
          </table:table-cell>
        </table:table-row>
        <table:table-row table:style-name="ro1">
          <table:table-cell table:number-columns-repeated="6"/>
          <table:table-cell table:formula="of:=['20,000,000 - 20'.G14]/['20,000,000 - 20'.G9]" office:value-type="float" office:value="0.370031824222863" calcext:value-type="float">
            <text:p>0.3700318242</text:p>
          </table:table-cell>
          <table:table-cell table:formula="of:=['20,000,000 - 20'.H14]/['20,000,000 - 20'.H9]" office:value-type="float" office:value="0.380876030153623" calcext:value-type="float">
            <text:p>0.3808760302</text:p>
          </table:table-cell>
          <table:table-cell table:formula="of:=['20,000,000 - 20'.I14]/['20,000,000 - 20'.I9]" office:value-type="float" office:value="0.336358657166225" calcext:value-type="float">
            <text:p>0.3363586572</text:p>
          </table:table-cell>
        </table:table-row>
      </table:table>
      <table:table table:name="200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 – 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41.692226876" calcext:value-type="float">
            <text:p>441.692226876</text:p>
          </table:table-cell>
          <table:table-cell office:value-type="float" office:value="277.9689229" calcext:value-type="float">
            <text:p>277.9689229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200,000,000 - 20'.A2:.E2])" office:value-type="string" office:string-value="" calcext:value-type="error">
            <text:p>#DIV/0!</text:p>
          </table:table-cell>
          <table:table-cell table:formula="of:=MIN(['200,000,000 - 20'.A2:.E2])" office:value-type="string" office:string-value="" calcext:value-type="error">
            <text:p>#DIV/0!</text:p>
          </table:table-cell>
          <table:table-cell table:formula="of:=MAX(['200,000,000 - 20'.A2:.E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76.692881622" calcext:value-type="float">
            <text:p>276.692881622</text:p>
          </table:table-cell>
          <table:table-cell office:value-type="float" office:value="519.767204334" calcext:value-type="float">
            <text:p>519.767204334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200,000,000 - 20'.A3:.E3])" office:value-type="string" office:string-value="" calcext:value-type="error">
            <text:p>#DIV/0!</text:p>
          </table:table-cell>
          <table:table-cell table:formula="of:=MIN(['200,000,000 - 20'.A3:.E3])" office:value-type="string" office:string-value="" calcext:value-type="error">
            <text:p>#DIV/0!</text:p>
          </table:table-cell>
          <table:table-cell table:formula="of:=MAX(['200,000,000 - 20'.A3:.E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istributedArrays (immutable)</text:p>
          </table:table-cell>
          <table:table-cell office:value-type="float" office:value="137.531450251" calcext:value-type="float">
            <text:p>137.531450251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 table:formula="of:=3/0" office:value-type="string" office:string-value="" calcext:value-type="error">
            <text:p>#DIV/0!</text:p>
          </table:table-cell>
          <table:table-cell/>
          <table:table-cell table:formula="of:=AVERAGE(['200,000,000 - 20'.A4:.E4])" office:value-type="string" office:string-value="" calcext:value-type="error">
            <text:p>#DIV/0!</text:p>
          </table:table-cell>
          <table:table-cell table:formula="of:=MIN(['200,000,000 - 20'.A4:.E4])" office:value-type="string" office:string-value="" calcext:value-type="error">
            <text:p>#DIV/0!</text:p>
          </table:table-cell>
          <table:table-cell table:formula="of:=MAX(['200,000,000 - 20'.A4:.E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 – I</text:p>
          </table:table-cell>
          <table:table-cell table:number-columns-repeated="8"/>
        </table:table-row>
        <table:table-row table:style-name="ro1">
          <table:table-cell office:value-type="float" office:value="179.302099702" calcext:value-type="float">
            <text:p>179.302099702</text:p>
          </table:table-cell>
          <table:table-cell office:value-type="float" office:value="198.79717642" calcext:value-type="float">
            <text:p>198.79717642</text:p>
          </table:table-cell>
          <table:table-cell office:value-type="float" office:value="178.927337189" calcext:value-type="float">
            <text:p>178.927337189</text:p>
          </table:table-cell>
          <table:table-cell office:value-type="float" office:value="179.930623968" calcext:value-type="float">
            <text:p>179.930623968</text:p>
          </table:table-cell>
          <table:table-cell office:value-type="float" office:value="179.396012716" calcext:value-type="float">
            <text:p>179.396012716</text:p>
          </table:table-cell>
          <table:table-cell/>
          <table:table-cell table:formula="of:=AVERAGE(['200,000,000 - 20'.A7:.E7])" office:value-type="float" office:value="183.270649999" calcext:value-type="float">
            <text:p>183.270649999</text:p>
          </table:table-cell>
          <table:table-cell table:formula="of:=MIN(['200,000,000 - 20'.A7:.E7])" office:value-type="float" office:value="178.927337189" calcext:value-type="float">
            <text:p>178.927337189</text:p>
          </table:table-cell>
          <table:table-cell table:formula="of:=MAX(['200,000,000 - 20'.A7:.E7])" office:value-type="float" office:value="198.79717642" calcext:value-type="float">
            <text:p>198.79717642</text:p>
          </table:table-cell>
        </table:table-row>
        <table:table-row table:style-name="ro1">
          <table:table-cell office:value-type="float" office:value="174.872777431" calcext:value-type="float">
            <text:p>174.872777431</text:p>
          </table:table-cell>
          <table:table-cell office:value-type="float" office:value="175.096119087" calcext:value-type="float">
            <text:p>175.096119087</text:p>
          </table:table-cell>
          <table:table-cell office:value-type="float" office:value="173.479860164" calcext:value-type="float">
            <text:p>173.479860164</text:p>
          </table:table-cell>
          <table:table-cell office:value-type="float" office:value="174.738149485" calcext:value-type="float">
            <text:p>174.738149485</text:p>
          </table:table-cell>
          <table:table-cell office:value-type="float" office:value="173.824193788" calcext:value-type="float">
            <text:p>173.824193788</text:p>
          </table:table-cell>
          <table:table-cell/>
          <table:table-cell table:formula="of:=AVERAGE(['200,000,000 - 20'.A8:.E8])" office:value-type="float" office:value="174.402219991" calcext:value-type="float">
            <text:p>174.402219991</text:p>
          </table:table-cell>
          <table:table-cell table:formula="of:=MIN(['200,000,000 - 20'.A8:.E8])" office:value-type="float" office:value="173.479860164" calcext:value-type="float">
            <text:p>173.479860164</text:p>
          </table:table-cell>
          <table:table-cell table:formula="of:=MAX(['200,000,000 - 20'.A8:.E8])" office:value-type="float" office:value="175.096119087" calcext:value-type="float">
            <text:p>175.096119087</text:p>
          </table:table-cell>
        </table:table-row>
        <table:table-row table:style-name="ro1">
          <table:table-cell office:value-type="float" office:value="87.390177777" calcext:value-type="float">
            <text:p>87.390177777</text:p>
          </table:table-cell>
          <table:table-cell office:value-type="float" office:value="87.658654491" calcext:value-type="float">
            <text:p>87.658654491</text:p>
          </table:table-cell>
          <table:table-cell office:value-type="float" office:value="86.61064564" calcext:value-type="float">
            <text:p>86.61064564</text:p>
          </table:table-cell>
          <table:table-cell office:value-type="float" office:value="87.299590591" calcext:value-type="float">
            <text:p>87.299590591</text:p>
          </table:table-cell>
          <table:table-cell office:value-type="float" office:value="87.483706537" calcext:value-type="float">
            <text:p>87.483706537</text:p>
          </table:table-cell>
          <table:table-cell/>
          <table:table-cell table:formula="of:=AVERAGE(['200,000,000 - 20'.A9:.E9])" office:value-type="float" office:value="87.2885550072" calcext:value-type="float">
            <text:p>87.2885550072</text:p>
          </table:table-cell>
          <table:table-cell table:formula="of:=MIN(['200,000,000 - 20'.A9:.E9])" office:value-type="float" office:value="86.61064564" calcext:value-type="float">
            <text:p>86.61064564</text:p>
          </table:table-cell>
          <table:table-cell table:formula="of:=MAX(['200,000,000 - 20'.A9:.E9])" office:value-type="float" office:value="87.658654491" calcext:value-type="float">
            <text:p>87.6586544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8"/>
        </table:table-row>
        <table:table-row table:style-name="ro1">
          <table:table-cell office:value-type="float" office:value="92.963390574" calcext:value-type="float">
            <text:p>92.963390574</text:p>
          </table:table-cell>
          <table:table-cell office:value-type="float" office:value="93.91292812" calcext:value-type="float">
            <text:p>93.91292812</text:p>
          </table:table-cell>
          <table:table-cell office:value-type="float" office:value="93.820972824" calcext:value-type="float">
            <text:p>93.820972824</text:p>
          </table:table-cell>
          <table:table-cell office:value-type="float" office:value="93.922030092" calcext:value-type="float">
            <text:p>93.922030092</text:p>
          </table:table-cell>
          <table:table-cell office:value-type="float" office:value="93.28786241" calcext:value-type="float">
            <text:p>93.28786241</text:p>
          </table:table-cell>
          <table:table-cell/>
          <table:table-cell table:formula="of:=AVERAGE(['200,000,000 - 20'.A12:.E12])" office:value-type="float" office:value="93.581436804" calcext:value-type="float">
            <text:p>93.581436804</text:p>
          </table:table-cell>
          <table:table-cell table:formula="of:=MIN(['200,000,000 - 20'.A12:.E12])" office:value-type="float" office:value="92.963390574" calcext:value-type="float">
            <text:p>92.963390574</text:p>
          </table:table-cell>
          <table:table-cell table:formula="of:=MAX(['200,000,000 - 20'.A12:.E12])" office:value-type="float" office:value="93.922030092" calcext:value-type="float">
            <text:p>93.922030092</text:p>
          </table:table-cell>
        </table:table-row>
        <table:table-row table:style-name="ro1">
          <table:table-cell office:value-type="float" office:value="91.502873248" calcext:value-type="float">
            <text:p>91.502873248</text:p>
          </table:table-cell>
          <table:table-cell office:value-type="float" office:value="92.56300593" calcext:value-type="float">
            <text:p>92.56300593</text:p>
          </table:table-cell>
          <table:table-cell office:value-type="float" office:value="92.31546951" calcext:value-type="float">
            <text:p>92.31546951</text:p>
          </table:table-cell>
          <table:table-cell office:value-type="float" office:value="92.27286159" calcext:value-type="float">
            <text:p>92.27286159</text:p>
          </table:table-cell>
          <table:table-cell office:value-type="float" office:value="91.652460923" calcext:value-type="float">
            <text:p>91.652460923</text:p>
          </table:table-cell>
          <table:table-cell/>
          <table:table-cell table:formula="of:=AVERAGE(['200,000,000 - 20'.A13:.E13])" office:value-type="float" office:value="92.0613342402" calcext:value-type="float">
            <text:p>92.0613342402</text:p>
          </table:table-cell>
          <table:table-cell table:formula="of:=MIN(['200,000,000 - 20'.A13:.E13])" office:value-type="float" office:value="91.502873248" calcext:value-type="float">
            <text:p>91.502873248</text:p>
          </table:table-cell>
          <table:table-cell table:formula="of:=MAX(['200,000,000 - 20'.A13:.E13])" office:value-type="float" office:value="92.56300593" calcext:value-type="float">
            <text:p>92.56300593</text:p>
          </table:table-cell>
        </table:table-row>
        <table:table-row table:style-name="ro1">
          <table:table-cell office:value-type="float" office:value="45.823228445" calcext:value-type="float">
            <text:p>45.823228445</text:p>
          </table:table-cell>
          <table:table-cell office:value-type="float" office:value="46.327208032" calcext:value-type="float">
            <text:p>46.327208032</text:p>
          </table:table-cell>
          <table:table-cell office:value-type="float" office:value="46.351153262" calcext:value-type="float">
            <text:p>46.351153262</text:p>
          </table:table-cell>
          <table:table-cell office:value-type="float" office:value="46.321691666" calcext:value-type="float">
            <text:p>46.321691666</text:p>
          </table:table-cell>
          <table:table-cell office:value-type="float" office:value="45.93542219" calcext:value-type="float">
            <text:p>45.93542219</text:p>
          </table:table-cell>
          <table:table-cell/>
          <table:table-cell table:formula="of:=AVERAGE(['200,000,000 - 20'.A14:.E14])" office:value-type="float" office:value="46.151740719" calcext:value-type="float">
            <text:p>46.151740719</text:p>
          </table:table-cell>
          <table:table-cell table:formula="of:=MIN(['200,000,000 - 20'.A14:.E14])" office:value-type="float" office:value="45.823228445" calcext:value-type="float">
            <text:p>45.823228445</text:p>
          </table:table-cell>
          <table:table-cell table:formula="of:=MAX(['200,000,000 - 20'.A14:.E14])" office:value-type="float" office:value="46.351153262" calcext:value-type="float">
            <text:p>46.3511532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8"/>
        </table:table-row>
        <table:table-row table:style-name="ro1">
          <table:table-cell office:value-type="float" office:value="92.0455" calcext:value-type="float">
            <text:p>92.0455</text:p>
          </table:table-cell>
          <table:table-cell office:value-type="float" office:value="92.0067" calcext:value-type="float">
            <text:p>92.0067</text:p>
          </table:table-cell>
          <table:table-cell office:value-type="float" office:value="91.5175" calcext:value-type="float">
            <text:p>91.5175</text:p>
          </table:table-cell>
          <table:table-cell office:value-type="float" office:value="92.0458" calcext:value-type="float">
            <text:p>92.0458</text:p>
          </table:table-cell>
          <table:table-cell office:value-type="float" office:value="91.9804" calcext:value-type="float">
            <text:p>91.9804</text:p>
          </table:table-cell>
          <table:table-cell/>
          <table:table-cell table:formula="of:=AVERAGE(['200,000,000 - 20'.A17:.E17])" office:value-type="float" office:value="91.91918" calcext:value-type="float">
            <text:p>91.91918</text:p>
          </table:table-cell>
          <table:table-cell table:formula="of:=MIN(['200,000,000 - 20'.A17:.E17])" office:value-type="float" office:value="91.5175" calcext:value-type="float">
            <text:p>91.5175</text:p>
          </table:table-cell>
          <table:table-cell table:formula="of:=MAX(['200,000,000 - 20'.A17:.E17])" office:value-type="float" office:value="92.0458" calcext:value-type="float">
            <text:p>92.0458</text:p>
          </table:table-cell>
        </table:table-row>
        <table:table-row table:style-name="ro1">
          <table:table-cell office:value-type="float" office:value="91.7747" calcext:value-type="float">
            <text:p>91.7747</text:p>
          </table:table-cell>
          <table:table-cell office:value-type="float" office:value="91.734" calcext:value-type="float">
            <text:p>91.734</text:p>
          </table:table-cell>
          <table:table-cell office:value-type="float" office:value="91.2491" calcext:value-type="float">
            <text:p>91.2491</text:p>
          </table:table-cell>
          <table:table-cell office:value-type="float" office:value="91.7902" calcext:value-type="float">
            <text:p>91.7902</text:p>
          </table:table-cell>
          <table:table-cell office:value-type="float" office:value="91.708" calcext:value-type="float">
            <text:p>91.708</text:p>
          </table:table-cell>
          <table:table-cell/>
          <table:table-cell table:formula="of:=AVERAGE(['200,000,000 - 20'.A18:.E18])" office:value-type="float" office:value="91.6512" calcext:value-type="float">
            <text:p>91.6512</text:p>
          </table:table-cell>
          <table:table-cell table:formula="of:=MIN(['200,000,000 - 20'.A18:.E18])" office:value-type="float" office:value="91.2491" calcext:value-type="float">
            <text:p>91.2491</text:p>
          </table:table-cell>
          <table:table-cell table:formula="of:=MAX(['200,000,000 - 20'.A18:.E18])" office:value-type="float" office:value="91.7902" calcext:value-type="float">
            <text:p>91.7902</text:p>
          </table:table-cell>
        </table:table-row>
        <table:table-row table:style-name="ro1">
          <table:table-cell office:value-type="float" office:value="46.3086" calcext:value-type="float">
            <text:p>46.3086</text:p>
          </table:table-cell>
          <table:table-cell office:value-type="float" office:value="46.2958" calcext:value-type="float">
            <text:p>46.2958</text:p>
          </table:table-cell>
          <table:table-cell office:value-type="float" office:value="46.0499" calcext:value-type="float">
            <text:p>46.0499</text:p>
          </table:table-cell>
          <table:table-cell office:value-type="float" office:value="46.3244" calcext:value-type="float">
            <text:p>46.3244</text:p>
          </table:table-cell>
          <table:table-cell office:value-type="float" office:value="46.293" calcext:value-type="float">
            <text:p>46.293</text:p>
          </table:table-cell>
          <table:table-cell/>
          <table:table-cell table:formula="of:=AVERAGE(['200,000,000 - 20'.A19:.E19])" office:value-type="float" office:value="46.25434" calcext:value-type="float">
            <text:p>46.25434</text:p>
          </table:table-cell>
          <table:table-cell table:formula="of:=MIN(['200,000,000 - 20'.A19:.E19])" office:value-type="float" office:value="46.0499" calcext:value-type="float">
            <text:p>46.0499</text:p>
          </table:table-cell>
          <table:table-cell table:formula="of:=MAX(['200,000,000 - 20'.A19:.E19])" office:value-type="float" office:value="46.3244" calcext:value-type="float">
            <text:p>46.32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00,000,000 - 20'.G12]/['200,000,000 - 20'.G17]" office:value-type="float" office:value="1.0180838950478" calcext:value-type="float">
            <text:p>1.018083895</text:p>
          </table:table-cell>
          <table:table-cell table:formula="of:=['200,000,000 - 20'.H12]/['200,000,000 - 20'.H17]" office:value-type="float" office:value="1.0157990610976" calcext:value-type="float">
            <text:p>1.0157990611</text:p>
          </table:table-cell>
          <table:table-cell table:formula="of:=['200,000,000 - 20'.I12]/['200,000,000 - 20'.I17]" office:value-type="float" office:value="1.02038365783121" calcext:value-type="float">
            <text:p>1.0203836578</text:p>
          </table:table-cell>
        </table:table-row>
        <table:table-row table:style-name="ro1">
          <table:table-cell table:number-columns-repeated="6"/>
          <table:table-cell table:formula="of:=['200,000,000 - 20'.G13]/['200,000,000 - 20'.G18]" office:value-type="float" office:value="1.00447494675683" calcext:value-type="float">
            <text:p>1.0044749468</text:p>
          </table:table-cell>
          <table:table-cell table:formula="of:=['200,000,000 - 20'.H13]/['200,000,000 - 20'.H18]" office:value-type="float" office:value="1.00278110412048" calcext:value-type="float">
            <text:p>1.0027811041</text:p>
          </table:table-cell>
          <table:table-cell table:formula="of:=['200,000,000 - 20'.I13]/['200,000,000 - 20'.I18]" office:value-type="float" office:value="1.00841926403908" calcext:value-type="float">
            <text:p>1.008419264</text:p>
          </table:table-cell>
        </table:table-row>
        <table:table-row table:style-name="ro1">
          <table:table-cell table:number-columns-repeated="6"/>
          <table:table-cell table:formula="of:=['200,000,000 - 20'.G14]/['200,000,000 - 20'.G19]" office:value-type="float" office:value="0.997781845314407" calcext:value-type="float">
            <text:p>0.9977818453</text:p>
          </table:table-cell>
          <table:table-cell table:formula="of:=['200,000,000 - 20'.H14]/['200,000,000 - 20'.H19]" office:value-type="float" office:value="0.99507769712855" calcext:value-type="float">
            <text:p>0.9950776971</text:p>
          </table:table-cell>
          <table:table-cell table:formula="of:=['200,000,000 - 20'.I14]/['200,000,000 - 20'.I19]" office:value-type="float" office:value="1.00057751988153" calcext:value-type="float">
            <text:p>1.00057751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DA-I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'200,000,000 - 20'.G12]/['200,000,000 - 20'.G7]" office:value-type="float" office:value="0.510618785956784" calcext:value-type="float">
            <text:p>0.510618786</text:p>
          </table:table-cell>
          <table:table-cell table:formula="of:=['200,000,000 - 20'.H12]/['200,000,000 - 20'.H7]" office:value-type="float" office:value="0.519559459356416" calcext:value-type="float">
            <text:p>0.5195594594</text:p>
          </table:table-cell>
          <table:table-cell table:formula="of:=['200,000,000 - 20'.I12]/['200,000,000 - 20'.I7]" office:value-type="float" office:value="0.472451529661419" calcext:value-type="float">
            <text:p>0.4724515297</text:p>
          </table:table-cell>
        </table:table-row>
        <table:table-row table:style-name="ro1">
          <table:table-cell table:number-columns-repeated="6"/>
          <table:table-cell table:formula="of:=['200,000,000 - 20'.G13]/['200,000,000 - 20'.G8]" office:value-type="float" office:value="0.527867903544753" calcext:value-type="float">
            <text:p>0.5278679035</text:p>
          </table:table-cell>
          <table:table-cell table:formula="of:=['200,000,000 - 20'.H13]/['200,000,000 - 20'.H8]" office:value-type="float" office:value="0.527455308999542" calcext:value-type="float">
            <text:p>0.527455309</text:p>
          </table:table-cell>
          <table:table-cell table:formula="of:=['200,000,000 - 20'.I13]/['200,000,000 - 20'.I8]" office:value-type="float" office:value="0.528641105312038" calcext:value-type="float">
            <text:p>0.5286411053</text:p>
          </table:table-cell>
        </table:table-row>
        <table:table-row table:style-name="ro1">
          <table:table-cell table:number-columns-repeated="6"/>
          <table:table-cell table:formula="of:=['200,000,000 - 20'.G14]/['200,000,000 - 20'.G9]" office:value-type="float" office:value="0.528726139586034" calcext:value-type="float">
            <text:p>0.5287261396</text:p>
          </table:table-cell>
          <table:table-cell table:formula="of:=['200,000,000 - 20'.H14]/['200,000,000 - 20'.H9]" office:value-type="float" office:value="0.529071548957916" calcext:value-type="float">
            <text:p>0.529071549</text:p>
          </table:table-cell>
          <table:table-cell table:formula="of:=['200,000,000 - 20'.I14]/['200,000,000 - 20'.I9]" office:value-type="float" office:value="0.52876870551052" calcext:value-type="float">
            <text:p>0.5287687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1:37:47.263259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50:25.106873386</meta:creation-date>
    <dc:date>2018-03-20T16:19:51.063304429</dc:date>
    <meta:editing-duration>PT3H56M2S</meta:editing-duration>
    <meta:editing-cycles>10</meta:editing-cycles>
    <meta:generator>LibreOffice/5.0.6.2$Linux_X86_64 LibreOffice_project/00$Build-2</meta:generator>
    <meta:document-statistic meta:table-count="9" meta:cell-count="1089" meta:object-count="0"/>
  </office:meta>
</office:document-meta>
</file>